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Berkshire Swash" svg:font-family="'Berkshire Swash'"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erkshire Swash1" svg:font-family="'Berkshire Swash'"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break-before="auto" fo:break-after="auto"/>
    </style:style>
    <style:style style:name="P2" style:family="paragraph" style:parent-style-name="Standard">
      <style:paragraph-properties fo:text-align="center" style:justify-single-word="false" fo:break-before="auto" fo:break-after="auto"/>
      <style:text-properties style:font-name="Berkshire Swash" fo:font-size="18pt" style:font-name-asian="Berkshire Swash1" style:font-size-asian="18pt" style:font-name-complex="Berkshire Swash1" style:font-size-complex="18pt"/>
    </style:style>
    <style:style style:name="P3" style:family="paragraph" style:parent-style-name="Standard">
      <style:paragraph-properties fo:text-align="center" style:justify-single-word="false" fo:break-before="auto" fo:break-after="auto"/>
    </style:style>
    <style:style style:name="P4" style:family="paragraph" style:parent-style-name="Standard">
      <style:paragraph-properties fo:line-height="100%" fo:break-before="auto" fo:break-after="auto"/>
    </style:style>
    <style:style style:name="P5" style:family="paragraph" style:parent-style-name="Standard">
      <style:paragraph-properties fo:break-before="auto" fo:break-after="auto"/>
      <style:text-properties fo:font-style="italic" style:font-style-asian="italic"/>
    </style:style>
    <style:style style:name="P6" style:family="paragraph" style:parent-style-name="Standard">
      <style:paragraph-properties fo:break-before="auto" fo:break-after="auto"/>
      <style:text-properties fo:font-weight="bold" style:font-weight-asian="bold"/>
    </style:style>
    <style:style style:name="P7" style:family="paragraph" style:parent-style-name="Standard">
      <style:paragraph-properties fo:break-before="auto" fo:break-after="auto"/>
      <style:text-properties fo:color="#00ffff" fo:font-weight="bold" style:font-weight-asian="bold"/>
    </style:style>
    <style:style style:name="P8" style:family="paragraph" style:parent-style-name="Standard">
      <style:paragraph-properties fo:break-before="auto" fo:break-after="auto"/>
      <style:text-properties fo:color="#00ff00" fo:font-weight="bold" style:font-weight-asian="bold"/>
    </style:style>
    <style:style style:name="P9" style:family="paragraph" style:parent-style-name="Standard">
      <style:paragraph-properties fo:break-before="auto" fo:break-after="auto"/>
      <style:text-properties fo:color="#ff9900" fo:font-weight="bold" style:font-weight-asian="bold"/>
    </style:style>
    <style:style style:name="P10" style:family="paragraph" style:parent-style-name="Standard">
      <style:paragraph-properties fo:break-before="auto" fo:break-after="auto"/>
      <style:text-properties fo:color="#980000" fo:font-weight="bold" style:font-weight-asian="bold"/>
    </style:style>
    <style:style style:name="P11" style:family="paragraph" style:parent-style-name="Standard">
      <style:paragraph-properties fo:break-before="auto" fo:break-after="auto"/>
      <style:text-properties fo:color="#38761d" fo:font-weight="bold" style:font-weight-asian="bold"/>
    </style:style>
    <style:style style:name="P12" style:family="paragraph" style:parent-style-name="Standard">
      <style:paragraph-properties fo:break-before="auto" fo:break-after="auto"/>
      <style:text-properties fo:color="#0000ff" fo:font-weight="bold" style:font-weight-asian="bold"/>
    </style:style>
    <style:style style:name="P13" style:family="paragraph" style:parent-style-name="Standard">
      <style:paragraph-properties fo:break-before="auto" fo:break-after="auto"/>
      <style:text-properties fo:color="#0000ff" fo:font-style="italic" fo:font-weight="bold" style:font-style-asian="italic" style:font-weight-asian="bold"/>
    </style:style>
    <style:style style:name="P14" style:family="paragraph" style:parent-style-name="Standard">
      <style:paragraph-properties fo:text-align="start" style:justify-single-word="false" fo:break-before="auto" fo:break-after="auto"/>
    </style:style>
    <style:style style:name="P15" style:family="paragraph" style:parent-style-name="Standard">
      <style:paragraph-properties fo:break-before="auto" fo:break-after="auto"/>
      <style:text-properties fo:color="#00dfdf" fo:font-weight="bold" style:font-weight-asian="bold"/>
    </style:style>
    <style:style style:name="P16" style:family="paragraph" style:parent-style-name="Standard">
      <style:paragraph-properties fo:line-height="100%" fo:break-before="auto" fo:break-after="auto"/>
      <style:text-properties fo:background-color="#cfe2f3"/>
    </style:style>
    <style:style style:name="P17" style:family="paragraph" style:parent-style-name="Standard" style:list-style-name="WWNum4">
      <style:paragraph-properties fo:margin-left="0.5in" fo:margin-right="0in" fo:text-indent="-0.25in" style:auto-text-indent="false" fo:break-before="auto" fo:break-after="auto"/>
    </style:style>
    <style:style style:name="P18" style:family="paragraph" style:parent-style-name="Standard" style:list-style-name="WWNum3">
      <style:paragraph-properties fo:margin-left="0.5in" fo:margin-right="0in" fo:text-indent="-0.25in" style:auto-text-indent="false" fo:break-before="auto" fo:break-after="auto"/>
    </style:style>
    <style:style style:name="P19" style:family="paragraph" style:parent-style-name="Standard" style:list-style-name="WWNum5">
      <style:paragraph-properties fo:margin-left="0.5in" fo:margin-right="0in" fo:text-indent="-0.25in" style:auto-text-indent="false" fo:break-before="auto" fo:break-after="auto"/>
    </style:style>
    <style:style style:name="P20" style:family="paragraph" style:parent-style-name="Standard" style:list-style-name="WWNum1">
      <style:paragraph-properties fo:margin-left="0.5in" fo:margin-right="0in" fo:text-indent="-0.25in" style:auto-text-indent="false" fo:break-before="auto" fo:break-after="auto"/>
    </style:style>
    <style:style style:name="P21" style:family="paragraph" style:parent-style-name="Standard" style:list-style-name="WWNum2">
      <style:paragraph-properties fo:margin-left="0.5in" fo:margin-right="0in" fo:text-indent="-0.25in" style:auto-text-indent="false" fo:break-before="auto" fo:break-after="auto"/>
    </style:style>
    <style:style style:name="P22" style:family="paragraph" style:parent-style-name="Standard" style:list-style-name="WWNum6">
      <style:paragraph-properties fo:margin-left="0.5in" fo:margin-right="0in" fo:text-indent="-0.25in" style:auto-text-indent="false" fo:break-before="auto" fo:break-after="auto"/>
    </style:style>
    <style:style style:name="P23" style:family="paragraph" style:parent-style-name="Standard" style:list-style-name="WWNum6">
      <style:paragraph-properties fo:margin-left="1in" fo:margin-right="0in" fo:text-indent="-0.25in" style:auto-text-indent="false" fo:break-before="auto" fo:break-after="auto"/>
    </style:style>
    <style:style style:name="P24" style:family="paragraph" style:parent-style-name="Standard">
      <style:paragraph-properties fo:margin-left="0in" fo:margin-right="0in" fo:text-indent="0in" style:auto-text-indent="false" fo:break-before="auto" fo:break-after="auto"/>
    </style:style>
    <style:style style:name="P25" style:family="paragraph" style:parent-style-name="Standard">
      <style:paragraph-properties fo:margin-left="0.0555in" fo:margin-right="0.0555in" fo:margin-top="0.0693in" fo:margin-bottom="0.0693in" loext:contextual-spacing="false" fo:line-height="100%" fo:text-indent="0in" style:auto-text-indent="false" fo:break-before="auto" fo:break-after="auto"/>
    </style:style>
    <style:style style:name="P26" style:family="paragraph" style:parent-style-name="Standard">
      <style:paragraph-properties fo:margin-left="0.2083in" fo:margin-right="0in" fo:line-height="100%" fo:text-indent="0in" style:auto-text-indent="false" fo:break-before="auto" fo:break-after="auto"/>
      <style:text-properties fo:font-style="italic" style:font-style-asian="italic"/>
    </style:style>
    <style:style style:name="P27" style:family="paragraph" style:parent-style-name="Standard">
      <style:paragraph-properties fo:margin-left="0.2083in" fo:margin-right="0in" fo:line-height="100%" fo:text-indent="0in" style:auto-text-indent="false" fo:break-before="auto" fo:break-after="auto"/>
    </style:style>
    <style:style style:name="P28" style:family="paragraph" style:parent-style-name="Standard">
      <style:paragraph-properties fo:margin-left="0.2083in" fo:margin-right="0in" fo:line-height="100%" fo:text-indent="0in" style:auto-text-indent="false" fo:break-before="auto" fo:break-after="auto"/>
      <style:text-properties fo:font-weight="bold" style:font-weight-asian="bold"/>
    </style:style>
    <style:style style:name="P29" style:family="paragraph" style:parent-style-name="Standard" style:master-page-name="Standard">
      <style:paragraph-properties fo:text-align="center" style:justify-single-word="false" style:page-number="1" fo:break-before="auto" fo:break-after="auto"/>
      <style:text-properties style:font-name="Berkshire Swash" fo:font-size="18pt" style:font-name-asian="Berkshire Swash1" style:font-size-asian="18pt" style:font-name-complex="Berkshire Swash1" style:font-size-complex="18pt"/>
    </style:style>
    <style:style style:name="P30" style:family="paragraph" style:parent-style-name="Heading_20_1">
      <style:paragraph-properties fo:break-before="auto" fo:break-after="auto"/>
    </style:style>
    <style:style style:name="P31" style:family="paragraph" style:parent-style-name="Heading_20_1">
      <style:paragraph-properties fo:break-before="auto" fo:break-after="auto"/>
      <style:text-properties style:font-name="Arial" fo:font-size="11pt" style:font-name-asian="Arial1" style:font-size-asian="11pt" style:font-name-complex="Arial1" style:font-size-complex="11pt"/>
    </style:style>
    <style:style style:name="P32" style:family="paragraph" style:parent-style-name="Heading_20_4">
      <style:paragraph-properties fo:margin-top="0.1665in" fo:margin-bottom="0.028in" loext:contextual-spacing="false" fo:line-height="100%" fo:keep-together="auto" fo:break-before="auto" fo:break-after="auto" fo:keep-with-next="auto"/>
    </style:style>
    <style:style style:name="T1" style:family="text">
      <style:text-properties style:font-name="Berkshire Swash" fo:font-size="18pt" style:font-name-asian="Berkshire Swash1" style:font-size-asian="18pt" style:font-name-complex="Berkshire Swash1" style:font-size-complex="18pt"/>
    </style:style>
    <style:style style:name="T2" style:family="text">
      <style:text-properties style:font-name="Berkshire Swash" fo:font-size="14pt" style:font-name-asian="Berkshire Swash1" style:font-size-asian="14pt" style:font-name-complex="Berkshire Swash1" style:font-size-complex="14pt"/>
    </style:style>
    <style:style style:name="T3" style:family="text">
      <style:text-properties fo:font-size="8pt" style:font-size-asian="8pt" style:font-size-complex="8pt"/>
    </style:style>
    <style:style style:name="T4" style:family="text">
      <style:text-properties fo:color="#1155cc" style:text-underline-style="solid" style:text-underline-width="auto" style:text-underline-color="font-color"/>
    </style:style>
    <style:style style:name="T5" style:family="text">
      <style:text-properties fo:color="#1155cc" fo:font-size="8pt" style:text-underline-style="solid" style:text-underline-width="auto" style:text-underline-color="font-color" style:font-size-asian="8pt" style:font-size-complex="8pt"/>
    </style:style>
    <style:style style:name="T6" style:family="text">
      <style:text-properties style:text-underline-style="none"/>
    </style:style>
    <style:style style:name="T7" style:family="text">
      <style:text-properties fo:font-weight="bold" style:font-weight-asian="bold"/>
    </style:style>
    <style:style style:name="T8" style:family="text">
      <style:text-properties fo:font-weight="bold" fo:background-color="#cfe2f3" loext:char-shading-value="0" style:font-weight-asian="bold"/>
    </style:style>
    <style:style style:name="T9" style:family="text">
      <style:text-properties fo:font-style="italic" style:font-style-asian="italic"/>
    </style:style>
    <style:style style:name="T10" style:family="text">
      <style:text-properties fo:font-style="italic" fo:font-weight="bold" style:font-style-asian="italic" style:font-weight-asian="bold"/>
    </style:style>
    <style:style style:name="T11" style:family="text">
      <style:text-properties style:text-underline-style="solid" style:text-underline-width="auto" style:text-underline-color="font-color"/>
    </style:style>
    <style:style style:name="T12" style:family="text">
      <style:text-properties fo:color="#00dfdf" fo:font-weight="bold" style:font-weight-asian="bold"/>
    </style:style>
    <style:style style:name="T13" style:family="text">
      <style:text-properties fo:color="#0000ff" fo:font-weight="bold" style:font-weight-asian="bold"/>
    </style:style>
    <style:style style:name="T14" style:family="text">
      <style:text-properties fo:color="#0000ff"/>
    </style:style>
    <style:style style:name="T15" style:family="text">
      <style:text-properties fo:color="#0000ff" fo:font-size="11pt" fo:font-weight="bold" style:font-size-asian="11pt" style:font-weight-asian="bold" style:font-size-complex="11pt"/>
    </style:style>
    <style:style style:name="T16" style:family="text">
      <style:text-properties fo:color="#38761d" fo:font-weight="bold" style:font-weight-asian="bold"/>
    </style:style>
    <style:style style:name="T17" style:family="text">
      <style:text-properties fo:color="#38761d" style:font-name="Arial" fo:font-size="11pt" fo:font-weight="bold" style:font-name-asian="Arial1" style:font-size-asian="11pt" style:font-weight-asian="bold" style:font-name-complex="Arial1" style:font-size-complex="11pt"/>
    </style:style>
    <style:style style:name="T18" style:family="text">
      <style:text-properties fo:color="#00ff00" fo:font-weight="bold" style:font-weight-asian="bold"/>
    </style:style>
    <style:style style:name="T19" style:family="text">
      <style:text-properties fo:color="#00ff00"/>
    </style:style>
    <style:style style:name="T20" style:family="text">
      <style:text-properties fo:color="#ff9900" fo:font-weight="bold" style:font-weight-asian="bold"/>
    </style:style>
    <style:style style:name="T21" style:family="text">
      <style:text-properties fo:color="#ff9900"/>
    </style:style>
    <style:style style:name="T22" style:family="text">
      <style:text-properties fo:color="#980000" fo:font-weight="bold" style:font-weight-asian="bold"/>
    </style:style>
    <style:style style:name="T23" style:family="text">
      <style:text-properties fo:color="#980000"/>
    </style:style>
    <style:style style:name="T24" style:family="text">
      <style:text-properties fo:color="#00ffff" fo:font-weight="bold" style:font-weight-asian="bold"/>
    </style:style>
    <style:style style:name="T25" style:family="text">
      <style:text-properties style:font-name="Arial" fo:font-size="11pt" style:font-name-asian="Arial1" style:font-size-asian="11pt" style:font-name-complex="Arial1" style:font-size-complex="11pt"/>
    </style:style>
    <style:style style:name="T26" style:family="text">
      <style:text-properties style:font-name="Arial" fo:font-size="11pt" fo:font-style="italic" style:font-name-asian="Arial1" style:font-size-asian="11pt" style:font-style-asian="italic" style:font-name-complex="Arial1" style:font-size-complex="11pt"/>
    </style:style>
    <style:style style:name="T27" style:family="text">
      <style:text-properties fo:color="#ff0000" fo:font-size="11pt" fo:font-weight="bold" style:font-size-asian="11pt" style:font-weight-asian="bold" style:font-size-complex="11pt"/>
    </style:style>
    <style:style style:name="T28" style:family="text">
      <style:text-properties fo:color="#000000" fo:font-size="11pt" style:font-size-asian="11pt" style:font-size-complex="11pt"/>
    </style:style>
    <style:style style:name="T29" style:family="text">
      <style:text-properties fo:color="#000000" fo:font-size="11pt" fo:font-style="italic" style:font-size-asian="11pt" style:font-style-asian="italic" style:font-size-complex="11pt"/>
    </style:style>
    <style:style style:name="T30" style:family="text">
      <style:text-properties fo:color="#000000" fo:font-size="11pt" fo:font-weight="bold" fo:background-color="#cfe2f3" loext:char-shading-value="0" style:font-size-asian="11pt" style:font-weight-asian="bold" style:font-size-complex="11pt"/>
    </style:style>
    <style:style style:name="T31" style:family="text">
      <style:text-properties fo:background-color="#cfe2f3"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2"/>
      <text:p text:style-name="P3"><text:span text:style-name="T1">Counter Savant:</text:span></text:p>
      <text:p text:style-name="P3"><text:span text:style-name="T1">A Guide to Building Pathfinder’s Only* Viable Counterspeller</text:span></text:p>
      <text:p text:style-name="P3"><text:span text:style-name="T2">By platinumCheesecake, /u/eeveerulz55</text:span></text:p>
      <text:p text:style-name="P3"><text:span text:style-name="T3"><text:line-break/>*Options presented for slight variation, your mileage may vary, some restrictions may apply</text:span></text:p>
      <text:p text:style-name="P1"/>
      <text:p text:style-name="P1"/>
      <text:p text:style-name="P1">For an easier viewing experience, enable the document outline.</text:p>
      <text:p text:style-name="P1"/>
      <text:p text:style-name="P1">Contents:</text:p>
      <text:list xml:id="list2527702638" text:style-name="WWNum4">
        <text:list-item>
          <text:p text:style-name="P17"><text:a xlink:type="simple" xlink:href="#_e0ibzaaoeldn" text:style-name="ListLabel_20_55" text:visited-style-name="ListLabel_20_55"><text:span text:style-name="T4">Preface</text:span></text:a></text:p>
        </text:list-item>
        <text:list-item>
          <text:p text:style-name="P17"><text:a xlink:type="simple" xlink:href="#_2q9igoz96d1t" text:style-name="ListLabel_20_55" text:visited-style-name="ListLabel_20_55"><text:span text:style-name="T4">Classes</text:span></text:a></text:p>
        </text:list-item>
        <text:list-item>
          <text:p text:style-name="P17"><text:a xlink:type="simple" xlink:href="#_sr1atffqf4t3" text:style-name="ListLabel_20_55" text:visited-style-name="ListLabel_20_55"><text:span text:style-name="T4">The Big Idea</text:span></text:a></text:p>
        </text:list-item>
        <text:list-item>
          <text:p text:style-name="P17"><text:a xlink:type="simple" xlink:href="#_2qjvfaoh8f2z" text:style-name="ListLabel_20_55" text:visited-style-name="ListLabel_20_55"><text:span text:style-name="T4">Viability</text:span></text:a></text:p>
        </text:list-item>
        <text:list-item>
          <text:p text:style-name="P17"><text:a xlink:type="simple" xlink:href="#_qrtl32prj0e1" text:style-name="ListLabel_20_55" text:visited-style-name="ListLabel_20_55"><text:span text:style-name="T4">Ability Scores</text:span></text:a></text:p>
        </text:list-item>
        <text:list-item>
          <text:p text:style-name="P17"><text:a xlink:type="simple" xlink:href="#_7radni68cyeq" text:style-name="ListLabel_20_55" text:visited-style-name="ListLabel_20_55"><text:span text:style-name="T4">Races</text:span></text:a></text:p>
        </text:list-item>
        <text:list-item>
          <text:p text:style-name="P17"><text:a xlink:type="simple" xlink:href="#_nufzi3fpkqou" text:style-name="ListLabel_20_55" text:visited-style-name="ListLabel_20_55"><text:span text:style-name="T4">Traits</text:span></text:a></text:p>
        </text:list-item>
        <text:list-item>
          <text:p text:style-name="P17"><text:a xlink:type="simple" xlink:href="#_m5scpimj7zya" text:style-name="ListLabel_20_55" text:visited-style-name="ListLabel_20_55"><text:span text:style-name="T4">Class Features Run-Down</text:span></text:a></text:p>
        </text:list-item>
        <text:list-item>
          <text:p text:style-name="P17"><text:a xlink:type="simple" xlink:href="#_jyj98386mer9" text:style-name="ListLabel_20_55" text:visited-style-name="ListLabel_20_55"><text:span text:style-name="T4">Opposition Schools</text:span></text:a></text:p>
        </text:list-item>
        <text:list-item>
          <text:p text:style-name="P17"><text:soft-page-break/><text:a xlink:type="simple" xlink:href="#_cioppo7ep94q" text:style-name="ListLabel_20_55" text:visited-style-name="ListLabel_20_55"><text:span text:style-name="T4">Skills</text:span></text:a></text:p>
        </text:list-item>
        <text:list-item>
          <text:p text:style-name="P17"><text:a xlink:type="simple" xlink:href="#_hdxdlaqsv0an" text:style-name="ListLabel_20_55" text:visited-style-name="ListLabel_20_55"><text:span text:style-name="T4">Feats</text:span></text:a></text:p>
        </text:list-item>
        <text:list-item>
          <text:p text:style-name="P17"><text:a xlink:type="simple" xlink:href="#_hn40txv4t4ex" text:style-name="ListLabel_20_55" text:visited-style-name="ListLabel_20_55"><text:span text:style-name="T4">A Discussion on Heighten Spell (and Preferred Spell)</text:span></text:a></text:p>
        </text:list-item>
        <text:list-item>
          <text:p text:style-name="P17"><text:a xlink:type="simple" xlink:href="#_6jasdqmlhc8r" text:style-name="ListLabel_20_55" text:visited-style-name="ListLabel_20_55"><text:span text:style-name="T4">Arcane Exploits</text:span></text:a></text:p>
        </text:list-item>
        <text:list-item>
          <text:p text:style-name="P17"><text:a xlink:type="simple" xlink:href="#_m339xtebzwo3" text:style-name="ListLabel_20_55" text:visited-style-name="ListLabel_20_55"><text:span text:style-name="T4">Equipment</text:span></text:a></text:p>
        </text:list-item>
        <text:list-item>
          <text:p text:style-name="P17"><text:a xlink:type="simple" xlink:href="#_3acyyho4sk9k" text:style-name="ListLabel_20_55" text:visited-style-name="ListLabel_20_55"><text:span text:style-name="T4">Sample Choices per Level</text:span></text:a></text:p>
        </text:list-item>
        <text:list-item>
          <text:p text:style-name="P17"><text:a xlink:type="simple" xlink:href="#_3acyyho4sk9k" text:style-name="ListLabel_20_55" text:visited-style-name="ListLabel_20_55"><text:span text:style-name="T4">Example Characters for levels 6, 12, and 18</text:span></text:a></text:p>
        </text:list-item>
        <text:list-item>
          <text:p text:style-name="P17"><text:a xlink:type="simple" xlink:href="#_b8aek1g5390" text:style-name="ListLabel_20_55" text:visited-style-name="ListLabel_20_55"><text:span text:style-name="T4">Conclusion</text:span></text:a></text:p>
        </text:list-item>
      </text:list>
      <text:p text:style-name="P1"/>
      <text:p text:style-name="P1"/>
      <text:p text:style-name="P1"/>
      <text:p text:style-name="P1"/>
      <text:p text:style-name="P1"/>
      <text:p text:style-name="P1"><text:span text:style-name="T3">“Counter Savant” and associated build idea is the intellectual property of nobody. Please use the term when referring to this build, that way people get directed to this document and I get to feel good about coining it. Also something something Creative Commons license.</text:span></text:p>
      <text:p text:style-name="P4"/>
      <text:p text:style-name="P4"><text:span text:style-name="T3">This document uses trademarks and/or copyrights owned by Paizo Inc., which are used under Paizo's Community Use Policy. We are expressly prohibited from charging you to use or access this content. This document is not published, endorsed, or specifically approved by Paizo Inc. For more information about Paizo's Community Use Policy, please visit </text:span><text:a xlink:type="simple" xlink:href="http://paizo.com/communityuse" text:style-name="ListLabel_20_56" text:visited-style-name="ListLabel_20_56"><text:span text:style-name="T5">paizo.com/communityuse</text:span></text:a><text:span text:style-name="T3">. For more information about Paizo Inc. and Paizo products, please visit</text:span><text:a xlink:type="simple" xlink:href="http://paizo.com" text:style-name="ListLabel_20_57" text:visited-style-name="ListLabel_20_57"><text:span text:style-name="T3"> </text:span></text:a><text:a xlink:type="simple" xlink:href="http://paizo.com" text:style-name="ListLabel_20_56" text:visited-style-name="ListLabel_20_56"><text:span text:style-name="T5">paizo.com</text:span></text:a><text:span text:style-name="T3">.</text:span></text:p>
      <text:p text:style-name="P30"><text:bookmark text:name="_e0ibzaaoeldn"/>The Only Viable Counterspelling Build: Preface</text:p>
      <text:p text:style-name="P1"/>
      <text:p text:style-name="P1">Yes you read that right. There is only one build in Pathfinder that will let you counterspell with any reasonable level of success. And before you ask, no this is not The Best Build You’ll Ever See™. The Counter Savant build will impress you with how reasonable it makes counterspelling seem. This build stretches as high as it can to attain the vaunted status it gets, namely the ability to actually compete with a properly-built spellcaster. </text:p>
      <text:p text:style-name="P1"/>
      <text:p text:style-name="P1">By its very nature, counterspelling in Pathfinder is inefficient in almost every regard. This guide is meant to demonstrate that the Counterspell is not entirely doomed to eternal ridicule, and that a build centered around it has actual potential. I still must stress you must understand before you read any further that counterspelling is bad, and this build is not so much “good” as it is “making the absolute best of something not great.” </text:p>
      <text:p text:style-name="P1"><text:soft-page-break/></text:p>
      <text:p text:style-name="P1"/>
      <text:p text:style-name="P1"><text:span text:style-name="T7">So how bad can it be?</text:span></text:p>
      <text:p text:style-name="P1"><text:line-break/>Every time it seems that the concept of counterspelling comes up in a forum thread everyone ubiquitously condemns it for being a horrible idea. And this is not without good reason. Normal counterspelling is a bad strategy at best, and literally useless at worst. Many casters don’t even properly know how the ability works because it so rarely matters. In my five years GMing Pathfinder I have never seen a single spellcaster ever attempt a counterspell. Why is that, you ask? It’s because counterspelling uses too much of your action economy when there are so many better ways to deny a caster his spell. Just to name a few, here’s a short list of all the common ways to negate enemy spellcasting:</text:p>
      <text:p text:style-name="P1"/>
      <text:list xml:id="list2411317012" text:style-name="WWNum3">
        <text:list-item>
          <text:p text:style-name="P18">Dealing damage</text:p>
        </text:list-item>
        <text:list-item>
          <text:p text:style-name="P18">Grappling</text:p>
        </text:list-item>
        <text:list-item>
          <text:p text:style-name="P18">Readied actions</text:p>
        </text:list-item>
        <text:list-item>
          <text:p text:style-name="P18">Effects that cause vigorous motion (strong winds, most combat maneuvers, etc.)</text:p>
        </text:list-item>
        <text:list-item>
          <text:p text:style-name="P18">Effects that blind <text:span text:style-name="T9">(blindness-deafness, glitterdust)</text:span></text:p>
        </text:list-item>
        <text:list-item>
          <text:p text:style-name="P18">Effects that deafen <text:span text:style-name="T9">(shout, </text:span>thunderstones)</text:p>
        </text:list-item>
        <text:list-item>
          <text:p text:style-name="P18">Effects that silence <text:span text:style-name="T9">(silence, suffocation, etc.)</text:span></text:p>
        </text:list-item>
        <text:list-item>
          <text:p text:style-name="P18">Threatening squares</text:p>
        </text:list-item>
        <text:list-item>
          <text:p text:style-name="P18">Disruptive feat</text:p>
        </text:list-item>
        <text:list-item>
          <text:p text:style-name="P18">Immediate action spells (<text:span text:style-name="T9">emergency force sphere, stone shield, etc.)</text:span><text:line-break/></text:p>
        </text:list-item>
      </text:list>
      <text:p text:style-name="P1">You could devote builds exclusively devoted to any of these concepts and likely see more success than this build will ever see at its primary function. Nothing displayed above wastes one of your spell slots and a standard action just to succeed at blocking a spell. Not to mention, any build focused on options above has the added benefit of actually being effective against non-casters; a department in which the Counter Savant falls very short. The Counter Savant is very much a niche build and you should attempt playing one fully understanding this.<text:line-break/><text:line-break/>Now with all that said, is building a Counter Savant really <text:span text:style-name="T9">that</text:span> bad?<text:span text:style-name="T9"> </text:span>No. This build is not bad, and in fact is pretty solidly in the “good” category from all the tricks we do to remedy the problems with counterspelling. I just needed to make sure that everyone understands in no uncertain terms that the Counter Savant is not going to be the awe-inspiring spectacle that the hexcrafter is, or the have the insane flexibility as the God Wizard does. Besides, the true savant of spell duels doesn’t fight with flashy flair, but with a reserved, calculating poise. The Counter Savant excels the most when facing an enemy caster, but falls short in pretty much every other regard. <text:s/>Basically what I’m saying is you’re never going to be “amazing” and you’re going to have to live with that.<text:line-break/></text:p>
      <text:p text:style-name="P1"/>
      <text:p text:style-name="P1"><text:span text:style-name="T7">Why play a Counterspeller, then?</text:span></text:p>
      <text:p text:style-name="P1"/>
      <text:p text:style-name="P1">Counterspelling is at its most fun when you are able to completely and utterly shut down every possible option your opposing caster has. There’s nothing quite like seeing the look on your GM’s face after his Big Bad has lost his fourth spell in a row to your magical shenanigans, knowing full well there is <text:span text:style-name="T9">nothing he can do about it</text:span>. Playing a Counter Savant also gives you the unique opportunity to be a caster that can impart a noticeable impact on an encounter even when it is not your turn. You will be able to watch every spell as it is cast and play God, constantly deciding if the incoming spell is even worth your time. When you’re around, spells are only cast because you <text:span text:style-name="T9">allow them to be.</text:span></text:p>
      <text:p text:style-name="P1"/>
      <text:p text:style-name="P1"><text:soft-page-break/>Counterspelling also has a fair bit of risk to it, as you are depleting your resources much faster than a normal caster would. Instead of casting just one spell per round, the Counter Savant must carefully manage the use of his daily counter abilities in addition to having to manage a daily spell pool decreasing at twice the normal rate. Playing a suboptimal build like a counterspeller presents a unique challenge no other spellcasting classes don’t offer. This tight management of spells and daily abilities makes you really consider if a spell is worth countering or not, and often your judgement in this regard will completely change how a given encounter plays out.</text:p>
      <text:p text:style-name="P1"/>
      <text:p text:style-name="P1"><text:span text:style-name="T7">How Counterspelling Works</text:span></text:p>
      <text:p text:style-name="P1"/>
      <text:p text:style-name="P1">As a refresher, normal counterspelling has three parts to it, broken up as follows:</text:p>
      <text:p text:style-name="P1"/>
      <text:p text:style-name="P1"><text:span text:style-name="T11">Ready Action</text:span></text:p>
      <text:list xml:id="list2054963350" text:style-name="WWNum5">
        <text:list-item>
          <text:p text:style-name="P19">You must ready a standard action to counterspell. You may use your move action however you wish. You must specify a target that you wish to attempt to counterspell.</text:p>
        </text:list-item>
      </text:list>
      <text:p text:style-name="P5"/>
      <text:p text:style-name="P1"><text:span text:style-name="T9">The first reason why counterspelling normally sucks is the requirement to ready an action. You not only put yourself later in the initiative order (which, as a caster, you very much don’t want to do), but you also use up your standard action for the turn. Unless you’re casting Quickened spells, or have a spell that uses your move action, you don’t get to do the one thing your class usually does. Additionally, having to specify just one target means that in the case where you have multiple casters, you might not need to/be able to counterspell the correct target. After all, if the enemy doesn’t cast a spell, you’ve essentially wasted your entire turn.</text:span></text:p>
      <text:p text:style-name="P1"/>
      <text:p text:style-name="P1"><text:span text:style-name="T11">Identify Spell</text:span></text:p>
      <text:list xml:id="list1930377106" text:style-name="WWNum1">
        <text:list-item>
          <text:p text:style-name="P20">You must make a Spellcraft check equal to 15+the spell level.</text:p>
        </text:list-item>
      </text:list>
      <text:p text:style-name="P5"/>
      <text:p text:style-name="P1"><text:span text:style-name="T9">This is pretty easy-peasy, and with even a small amount of focus will be trivial in no time. Making a Spellcraft check was never why people didn’t counterspell.</text:span></text:p>
      <text:p text:style-name="P1"/>
      <text:p text:style-name="P1"><text:span text:style-name="T11">Use Spell Slot</text:span></text:p>
      <text:list xml:id="list1179223849" text:style-name="WWNum2">
        <text:list-item>
          <text:p text:style-name="P21">You must use a spell slot containing the same spell, or a specific diametrically-opposed counter.</text:p>
        </text:list-item>
      </text:list>
      <text:p text:style-name="P5"/>
      <text:p text:style-name="P1"><text:span text:style-name="T9">This, in case you couldn’t tell, is insanely restrictive. Maybe back when the Core Rulebook had maybe 4 spells per school per level (of arcane spells) you might happen to have the same spell a bit more often, but now that you have literal thousands of spells to work through you’re simply never going to realistically be able to rely on this.</text:span></text:p>
      <text:p text:style-name="P5"/>
      <text:p text:style-name="P5"><text:soft-page-break/></text:p>
      <text:p text:style-name="P1"><text:span text:style-name="T9">Improved Counterspell helps a lot with this, making the same-spell requirement into a same-school requirement. With this feat, you can reasonably carry a spell from most schools and have a decent chance of having a spell slot to burn. But as mentioned before, those are spell slots you normally would be casting to help the battle anyway, and likely could have just been used as readied actions to force a concentration check.</text:span></text:p>
      <text:p text:style-name="P1"/>
      <text:p text:style-name="P1"/>
      <text:p text:style-name="P1"><text:span text:style-name="T7">OK, so 3 steps, got it. What about </text:span><text:span text:style-name="T10">dispel magic?<text:line-break/></text:span></text:p>
      <text:p text:style-name="P1"><text:span text:style-name="T9">Dispel magic</text:span> is a bit of a different case, and one that the Counter Savant makes heavy use of.</text:p>
      <text:p text:style-name="P1"/>
      <text:p text:style-name="P1">The first two steps to countering a spell with <text:span text:style-name="T9">dispel magic </text:span>are the same. The difference is after you identify the spell, you make a dispel check instead of simply using a spell slot. Your dispel check is equal to 1d20+your caster level+any bonuses that increase caster level. The DC is 11+the spell’s caster level. What this means in essence is that you’re only using a 3rd level slot (or 6th in the case of <text:span text:style-name="T9">greater dispel magic</text:span>), in exchange for having a chance to fail. Assuming you’ll usually be facing a caster of roughly your level, you’ll usually have approximately a 50% chance to pass any given dispel check. Usually.</text:p>
      <text:p text:style-name="P1"/>
      <text:p text:style-name="P1">Ok that’s definitely enough exposition. Onto the build with you.</text:p>
      <text:p text:style-name="P1"/>
      <text:p text:style-name="P30"><text:bookmark text:name="_ux4tuce4hmde"/>The Build</text:p>
      <text:p text:style-name="P6"/>
      <text:p text:style-name="P1">I will be using the standard color-convention for this guide. </text:p>
      <text:p text:style-name="P1"/>
      <text:p text:style-name="P1"><text:span text:style-name="T12">Light Blue</text:span> options are practically required.</text:p>
      <text:p text:style-name="P1"><text:span text:style-name="T13">Blue</text:span><text:span text:style-name="T14"> </text:span>options are very good.</text:p>
      <text:p text:style-name="P1"><text:span text:style-name="T16">Green</text:span><text:span text:style-name="T18"> </text:span>options are good.<text:line-break/><text:span text:style-name="T20">Orange </text:span>options are situationally good.<text:line-break/><text:span text:style-name="T22">Red </text:span>options are bad.</text:p>
      <text:p text:style-name="P1"/>
      <text:p text:style-name="P1"/>
      <text:p text:style-name="P30"><text:bookmark text:name="_2q9igoz96d1t"/>Classes</text:p>
      <text:p text:style-name="P1"><text:soft-page-break/></text:p>
      <text:p text:style-name="P1">I will only be covering one class for the Counter Savant, as it is the class from where he gets his name. All of the blue classes besides the main one below share a lot of overlap, so they’ll mostly apply to this guide as well. Note that a lot of what class option is best lies entirely in your GM. Both their interpretation of certain munchkinry and their expected character progression rate should be factors to consider when choosing a class for your Counter Savant.</text:p>
      <text:p text:style-name="P1"/>
      <text:p text:style-name="P1"><text:span text:style-name="T13">School Savant Arcanist</text:span>-<text:span text:style-name="T24"> </text:span>The School Savant Arcanist is going to be the focus for this build. Most of the reasoning for this is explained in the next section, but the gist of the build is that we will be using the Counterspell subschool in addition to the counterspelling chain of exploits to get as many immediate-action counterspells as possible, and we need as many of those as we can get. The draw to this particular combination of features is in the access to Greater Exploits, free Improved Counterspell, extra spells prepared, and the abusable Counterspell Mastery class feature. This class is best for GMs who don’t allow Fiendish Proboscis, but do allow the Heighten Spell trick. You wanted a counterspeller, so why not go all the way?</text:p>
      <text:p text:style-name="P7"/>
      <text:p text:style-name="P6"/>
      <text:p text:style-name="P1"><text:span text:style-name="T7">Other Options:</text:span></text:p>
      <text:p text:style-name="P7"/>
      <text:p text:style-name="P1"><text:span text:style-name="T13">Exploiter Wizard</text:span>- Exploiter is kind of nuts, to be frank. I’ve been seeing this idea floating around about people suggesting an exploiter wizard over abjurer for a counterspelling build and honestly, as much as it pains me to say, I can sort of see why. The pros are you’re going to be a full level of casting ahead and you get a whopping 5 feats for free, including access to arcane discoveries. The cons are that you lose your familiar, school, and a daily school spell slot in exchange for your version of Arcanist’s exploits. But the real kicker is that RAW the exploiter wizard does not get access to the Greater Exploits, which include some of the best tools in the counterspeller’s arsenal. Instead of playing around with nifty Greater Exploits, you’ll be straight up maxing out your <text:span text:style-name="T9">dispel magics </text:span>to be as absurdly strong as you possibly can. Exploiter Wizards are greatly benefitted by permissive GMs allowing the Fiendish Proboscis cheese and are benefited by having more spells per day than any arcanist will. Exploiters with adequate points in their reservoir will hardly miss the Counterspell Mastery class feature.</text:p>
      <text:p text:style-name="P1"/>
      <text:p text:style-name="P1"><text:span text:style-name="T16">Arca</text:span><text:span text:style-name="T13">nist</text:span>- If the idea of giving up exploits until your fifth level makes you uncomfortable, I’m with you. Going without an archetype is arguably comparable in power, as you’re trading more versatility with your exploits in exchange for a spell per day and the Counterspelling wizarding school. Not to mention you don’t have to pick two whole opposition schools. And let’s be honest, straight Arcanist probably strictly a better build power-wise than the School Savant since it doesn’t put every chicken it has into the counterspelling basket. But if you’re here to counterspell you may as well just go with the option above. I’d only recommend straight arcanist if you fear that your campaign is going to die out before you get to 8th level or so. And in that case, just go Exploiter. </text:p>
      <text:p text:style-name="P8"/>
      <text:p text:style-name="P1"><text:span text:style-name="T16">Spell Warrior Skald</text:span>- So ok, this class gets a bunch of features for counterspelling. And I’ll be damned if they really do look nice. You’re getting two incredible feats for free, and by level 10 you’re also getting immediate action casting. The big downside is your spell progression is only 6th level, meaning you’re going to be letting a lot of spells by, and at low levels the number of spells you have to work with is drastically diminished. Build a Spell Warrior if you want to be able to be effective in combat and out of combat like any normal character, with the added benefit of being able to counterspell every once in awhile. The Spell Warrior is basically the Counter Savant with a ton of extra class features to play around with, but at the end of the day it is not a pure counterspeller. I’d suggest looking to another guide if you are interested in playing a Spell Warrior.</text:p>
      <text:p text:style-name="P9"/>
      <text:p text:style-name="P1"><text:span text:style-name="T20">Abjurer Wizard</text:span>- You elect to completely forego exploits in favor of just sticking with your Counterspelling school. Really, you’re just getting into the territory where you’re a wizard specializing in one of the worst schools, who happens to be able to counterspell every once in awhile. This is like dipping your toes in the water and saying you’re swimming. I mean yeah you’re going to be safe there on the pier, but can you really call yourself an athlete?</text:p>
      <text:p text:style-name="P9"/>
      <text:p text:style-name="P1"><text:span text:style-name="T20">Sorcerer</text:span>- Actually not strictly worse than the abjurer wizard, funnily enough. Having access to more spells per day and spells known instead of prepared means you won't be depleting your counterspelling resources quite like the other builds would. Plus you don’t have an opposition school to worry about. Just pick the Arcane bloodline, pray your GM allows the Heighten Spell trick with Metamagic Adept, get Improved Counterspell for free and pretend you’re Michael Phelps along with the Abjurer up there. </text:p>
      <text:p text:style-name="P9"/>
      <text:p text:style-name="P1"><text:span text:style-name="T22">Anything else</text:span>- I don’t want to hear it. Whatever weird bard-song spamming, half-druid/half-witch stuff you’re trying to pull will not work, and does not count as you being a counterspeller. As far as I know, no divine caster has any class feature that deals with counterspelling, and anything not a 9th-level caster will never be able to effectively counter the most important spells it needs to. There’s some bard and warpriest archetypes that sort of feel like counterspellers, but really they’re just glorified debuffers with the Improved Counterspell feat slapped on. Counterspelling for them is a side gig. You want to be the main event. And anything else that you could want to do with another class would just be done better by something listed above.</text:p>
      <text:p text:style-name="P1"/>
      <text:p text:style-name="P30"><text:bookmark text:name="_sr1atffqf4t3"/>The Big Idea</text:p>
      <text:p text:style-name="P1"><text:soft-page-break/>So remember how I said counterspelling normally sucks because it wastes your standard action? The Counter Savant doesn’t care about standard actions. The entire premise of the Counter Savant build revolves around two things: Your counterspell exploit and your Counterspell Mastery school power. Both of these abilities are used as immediate actions, at the cost of spells of one level higher than the spell you are countering (until you get your Greater Counterspell exploit). Counterspell Mastery is important for later because of some truly weird stuff you can do with Heighten Spell. The rest of the build is centered around buffing your <text:span text:style-name="T9">dispel magic</text:span> (or <text:span text:style-name="T9">greater dispel magic </text:span>if you plan on playing high-level) to increase the chance of success of your counterspell exploit, to be useful with its native counterspelling option, and to be used as an all-rounder support spell that can lower saves and stun.</text:p>
      <text:p text:style-name="P1"/>
      <text:p text:style-name="P1">Now I know what you’re thinking. Yes, it seems pretty pricey constantly having to give up higher slots when your class is already one spell level behind, but that's the price you have to pay. The benefit of having multiple counterspells per day as immediate actions means you don’t have to delay your action every time you want to counter, allowing you to cast like normal (or even ready a second counterspell!) and just letting the counterspells happen on the enemy’s turn. Additionally, when done this way, you can be sure you’re only countering the spells that are going to hurt the most. If the effectiveness of this seems dubious, think of it this way: Quicken Spell makes your spell four levels higher so it’s cast as a swift action. By using a slot one spell level higher to counter as an immediate action is like getting your normal standard action spellcasting in addition to a <text:span text:style-name="T9">quickened dispel magic </text:span>every time you’re faced with a spell that concerns you.</text:p>
      <text:p text:style-name="P1"/>
      <text:p text:style-name="P30"><text:bookmark text:name="_xtnmwdaws4lv"/></text:p>
      <text:p text:style-name="P30"><text:bookmark text:name="_2qjvfaoh8f2z"/>Viability</text:p>
      <text:p text:style-name="P1"/>
      <text:p text:style-name="P1">At low levels, the Counter Savant is about as viable as a wizard with no feats or traits. The Counter Savant build starts to come online formally at level 6 when <text:span text:style-name="T9">dispel magic </text:span>is first acquired, after which it’s effectiveness only grows. It is most viable at mid-to-high-level play, around levels 13-17. The level of your campaign and personal preference will determine whether you focus on <text:span text:style-name="T9">dispel magic </text:span>or <text:span text:style-name="T9">greater dispel magic</text:span>. </text:p>
      <text:p text:style-name="P1"/>
      <text:p text:style-name="P1">Because high-level play is much less common, for the remainder of this guide I will be assuming you choose the infinitely-more accessible <text:span text:style-name="T9">dispel magic </text:span>as your focal spell. Focusing on a 6th level spell is really not possible for the vast majority of most campaigns. But if you’re given the chance to just whip up a 13th+ level Counter Savant, by all means devote yourself to <text:span text:style-name="T9">greater dispel magic </text:span>in its place<text:span text:style-name="T9">. </text:span></text:p>
      <text:p text:style-name="P1"/>
      <text:p text:style-name="P30"><text:bookmark text:name="_qrtl32prj0e1"/>Ability Scores</text:p>
      <text:p text:style-name="P6"/>
      <text:p text:style-name="P1"><text:span text:style-name="T13">Int</text:span>&gt;<text:span text:style-name="T16">Con</text:span>&gt;<text:span text:style-name="T16">Dex</text:span>&gt;<text:span text:style-name="T16">Ch</text:span><text:span text:style-name="T20">a</text:span>&gt;<text:span text:style-name="T20">Wis</text:span>&gt;<text:span text:style-name="T22">Str</text:span></text:p>
      <text:p text:style-name="P10"/>
      <text:p text:style-name="P1"><text:span text:style-name="T7">Intelligence </text:span>is the most important both for your extra spells per day and for your Spellcraft checks. Your level-up bonus should always go here.</text:p>
      <text:p text:style-name="P1"><text:span text:style-name="T7">Constitution </text:span>is obvious, as living is nice, not-living is not-so-nice.</text:p>
      <text:p text:style-name="P1"><text:span text:style-name="T7">Dexterity </text:span>is important for going first, which can be the difference between the fighter getting dominated or not. You cannot take immediate actions when flat-footed, which is important to remember coming up.</text:p>
      <text:p text:style-name="P1"><text:span text:style-name="T7">Charisma </text:span>is usually pretty nice for Arcanists, but in our case we’re going to be too exploit-starved to really use it. Extra uses of Consume Spells is nice, but as a counterspeller you’re going to be burning through spells more than most. If you want to branch out and use a few exploits that need Cha it’s not going to kill you. Aim to keep at 12 or 14.</text:p>
      <text:p text:style-name="P1"><text:span text:style-name="T7">Wisdom </text:span>is basically the don’t-get-charmed stat. Of all the saves in the game, the Will saves are almost always the ones you don’t want to be failing. Good thing they’re a good save for you, cause we’re dumping Wisdom.</text:p>
      <text:p text:style-name="P1"><text:span text:style-name="T7">Strength </text:span>should be at 7. Your build is bad enough, don’t make it worse by trying to gish.</text:p>
      <text:p text:style-name="P1"><text:soft-page-break/></text:p>
      <text:p text:style-name="P1">Sample ability scores for given point buy values:<text:line-break/><text:line-break/>Low Fantasy (10 points)<text:line-break/><text:span text:style-name="T7">Str </text:span>7; <text:span text:style-name="T7">Dex </text:span>12; <text:span text:style-name="T7">Con </text:span>13; <text:span text:style-name="T7">Int </text:span>16; <text:span text:style-name="T7">Wis </text:span>8; <text:span text:style-name="T7">Cha </text:span>11<text:line-break/><text:line-break/>Standard Fantasy (15 points)<text:line-break/><text:span text:style-name="T7">Str </text:span>7; <text:span text:style-name="T7">Dex </text:span>12; <text:span text:style-name="T7">Con </text:span>14; <text:span text:style-name="T7">Int </text:span>17; <text:span text:style-name="T7">Wis </text:span>8; <text:span text:style-name="T7">Cha </text:span>11</text:p>
      <text:p text:style-name="P1"><text:span text:style-name="T7">Str </text:span>7; <text:span text:style-name="T7">Dex </text:span>14; <text:span text:style-name="T7">Con </text:span>12; <text:span text:style-name="T7">Int </text:span>17; <text:span text:style-name="T7">Wis </text:span>9; <text:span text:style-name="T7">Cha </text:span>10</text:p>
      <text:p text:style-name="P1"/>
      <text:p text:style-name="P1">High Fantasy (20 points)</text:p>
      <text:p text:style-name="P1"><text:span text:style-name="T7">Str </text:span>7; <text:span text:style-name="T7">Dex </text:span>14; <text:span text:style-name="T7">Con </text:span>14; <text:span text:style-name="T7">Int </text:span>17; <text:span text:style-name="T7">Wis </text:span>10; <text:span text:style-name="T7">Cha </text:span>12</text:p>
      <text:p text:style-name="P1"><text:span text:style-name="T7">Str </text:span>7; <text:span text:style-name="T7">Dex </text:span>12; <text:span text:style-name="T7">Con </text:span>14; <text:span text:style-name="T7">Int </text:span>17; <text:span text:style-name="T7">Wis </text:span>9; <text:span text:style-name="T7">Cha </text:span>14</text:p>
      <text:p text:style-name="P1"><text:span text:style-name="T7">Str </text:span>7; <text:span text:style-name="T7">Dex </text:span>16; <text:span text:style-name="T7">Con </text:span>12; <text:span text:style-name="T7">Int </text:span>17; <text:span text:style-name="T7">Wis </text:span>8; <text:span text:style-name="T7">Cha </text:span>11</text:p>
      <text:p text:style-name="P1"/>
      <text:p text:style-name="P1">Epic Fantasy (25 points)</text:p>
      <text:p text:style-name="P1"><text:span text:style-name="T7">Str </text:span>7; <text:span text:style-name="T7">Dex </text:span>14; <text:span text:style-name="T7">Con </text:span>14; <text:span text:style-name="T7">Int </text:span>18; <text:span text:style-name="T7">Wis </text:span>11; <text:span text:style-name="T7">Cha </text:span>12</text:p>
      <text:p text:style-name="P1"><text:span text:style-name="T7">Str </text:span>7; <text:span text:style-name="T7">Dex </text:span>14; <text:span text:style-name="T7">Con </text:span>14; <text:span text:style-name="T7">Int </text:span>17; <text:span text:style-name="T7">Wis </text:span>12; <text:span text:style-name="T7">Cha </text:span>14</text:p>
      <text:p text:style-name="P1"><text:span text:style-name="T7">Str </text:span>8; <text:span text:style-name="T7">Dex </text:span>15; <text:span text:style-name="T7">Con </text:span>14; <text:span text:style-name="T7">Int </text:span>17; <text:span text:style-name="T7">Wis </text:span>13; <text:span text:style-name="T7">Cha </text:span>13</text:p>
      <text:p text:style-name="P1"/>
      <text:p text:style-name="P1"/>
      <text:p text:style-name="P1"/>
      <text:p text:style-name="P30"><text:bookmark text:name="_u1f7cktijaq7"/></text:p>
      <text:p text:style-name="P30"><text:bookmark text:name="_7radni68cyeq"/>Races</text:p>
      <text:p text:style-name="P6"/>
      <text:p text:style-name="P1">I’m only going to go over the relevant races. There’s no point to choosing an already challenging build like this and further crippling yourself with <text:span text:style-name="T20">poor </text:span>or <text:span text:style-name="T22">bad </text:span>races. You could honestly just skip this section because the only races I’m recommending have a bonus to Int and you should only choose from those anyway.</text:p>
      <text:p text:style-name="P1"/>
      <text:p text:style-name="P1"><text:soft-page-break/><text:span text:style-name="T13">Elf</text:span>- Near-perfect stat array. Losing Con sucks but it’s well worth it. Amazing abilities, bonuses to the two best skills in the game, and low-light vision. Trade out Weapon Familiarity for Fleet-Footed (which is seriously powerful) or Arcane Focus and you have a winning race.</text:p>
      <text:p text:style-name="P1"/>
      <text:p text:style-name="P1"><text:span text:style-name="T13">Human</text:span>- Human is always good. You’re especially taxed on feats, so consider the level 1 feat your only real luxury to branch out if you want to.</text:p>
      <text:p text:style-name="P11"/>
      <text:p text:style-name="P1"><text:span text:style-name="T16">Aasi</text:span><text:span text:style-name="T20">mar</text:span>-<text:span text:style-name="T19"> </text:span>Only good if you go Variant and get a bonus to Int. I can’t say too much about Variant Aasimars since they can do pretty much anything. Talk to your GM.</text:p>
      <text:p text:style-name="P11"/>
      <text:p text:style-name="P1"><text:span text:style-name="T16">Half-Elf</text:span>- Skill Focus is great for early-game Spellcraft boosts. I might rank it higher if Eldritch Heritage didn’t take too many feats. Swap Multitalented for Arcane Training if you can.</text:p>
      <text:p text:style-name="P1"/>
      <text:p text:style-name="P1"><text:span text:style-name="T16">Half-Orc</text:span>- I guess? You still get +2 to int, though beyond that all you’re really getting is darkvision and orc ferocity. Shadowplay or Shaman Enhancement could be fun to play with. Also don’t overlook Smog sight, yes losing darkvision hurts, but you have lots of fun opportunities opened up. Sacred Tattoo is good too, but you should ideally be aiming to counter spells before you need to save.</text:p>
      <text:p text:style-name="P11"/>
      <text:p text:style-name="P1"><text:span text:style-name="T16">Tiefling</text:span>-<text:span text:style-name="T19"> </text:span>Tieflings also can do pretty much anything. You get lots of fun toys here, just nothing that explicitly helps you. Still green for the +2 Int.</text:p>
      <text:p text:style-name="P1"/>
      <text:p text:style-name="P1"><text:span text:style-name="T16">Anything else Int-boosting</text:span>- You really can’t go wrong as long as you’re getting a +2 to Intelligence.</text:p>
      <text:p text:style-name="P1"/>
      <text:p text:style-name="P1"/>
      <text:p text:style-name="P1"/>
      <text:p text:style-name="P1"/>
      <text:p text:style-name="P30"><text:bookmark text:name="_ast6x868yoj4"/></text:p>
      <text:p text:style-name="P30"><text:bookmark text:name="_nufzi3fpkqou"/>Traits</text:p>
      <text:p text:style-name="P1"/>
      <text:p text:style-name="P1">Sadly, for whatever reason, it’s easier in Pathfinder to get caster level bonuses through traits than it is through feats. Most of these traits do things that require twice as many feats to achieve, and we’re so feat-taxed as it is we need to lighten the load wherever we can. Which is a shame because traits usually add a lot of depth to your character’s backstory, and it seems kinda lame that almost every Counter Savant has to be adopted by Dwarves from Erages. And this is something I’m especially sad about, because I think traits are a wonderful addition to Pathfinder that too often just get used explicitly to min-max instead of being used for their original intent. I guess I have to be a hypocrite here...</text:p>
      <text:p text:style-name="P1"><text:soft-page-break/></text:p>
      <text:p text:style-name="P1">So yeah, there are a lot of traits that are really good out there that would be fine additions to any build, but again you just don’t really have the room for any of them. The traits below in particular all directly impact your build and as such you should only be choosing from traits listed here. Only consider one of the orange “maybe-traits” if you elect to get Additional Traits later on. In fact, traits are so good for the Counter Savant, you might want to consider taking a drawback if you’re allowed. If you are allowed and are so inclined, take something like Betrayed that gives a penalty to a stat you don’t care about. Traits are good.</text:p>
      <text:p text:style-name="P1"/>
      <text:p text:style-name="P1"><text:span text:style-name="T13">Adopted (social)</text:span>- Basically gives you Warrior of Old or Strength of the Land at the cost of a social trait instead of a racial trait.</text:p>
      <text:p text:style-name="P1"/>
      <text:p text:style-name="P1"><text:span text:style-name="T16">Elven Reflexes (race)</text:span>- +2 on initiative is amazing. Good for Half-elves.</text:p>
      <text:p text:style-name="P1"><text:span text:style-name="T16">Paragon of Speed (combat)</text:span>- +2 on initiative is amazing.</text:p>
      <text:p text:style-name="P1"><text:span text:style-name="T16">Reactionary (combat)</text:span>- +2 on initiative is amazing.</text:p>
      <text:p text:style-name="P1"><text:span text:style-name="T16">Warrior of Old (race)</text:span>- +2 on initiative is amazing. Good for Elves.</text:p>
      <text:p text:style-name="P1"><text:span text:style-name="T16">Chance Savior (campaign, CC)</text:span>- +2 on initiative is amazing. </text:p>
      <text:p text:style-name="P8"/>
      <text:p text:style-name="P1"><text:span text:style-name="T16">Gifted Adept (magic)</text:span>- You want to buff your dispel checks, and these traits are the best ways to do it. Choose either <text:span text:style-name="T9">dispel magic</text:span>, or <text:span text:style-name="T9">greater dispel magic. </text:span>I recommend going with <text:span text:style-name="T9">dispel magic </text:span>if you’re starting the campaign at levels 1-9, and <text:span text:style-name="T9">greater dispel magic </text:span>if you’re starting at levels 10-20. Maybe your GM will be kind and let you change it for the greater version at 11. Feel free to double up on the +1 CL traits.</text:p>
      <text:p text:style-name="P1"><text:span text:style-name="T16">Inspired by greatness (campaign, CC)</text:span>- see Gifted Adept.</text:p>
      <text:p text:style-name="P1"><text:span text:style-name="T16">Secret of the Impossible Kingdom (regional)</text:span>- see Gifted Adept.</text:p>
      <text:p text:style-name="P1"><text:span text:style-name="T16">Secret of the Impossible Kingdom (regional)</text:span>- see Gifted Adept.</text:p>
      <text:p text:style-name="P1"/>
      <text:p text:style-name="P1"><text:span text:style-name="T20">Magical Lineage</text:span><text:span text:style-name="T13"> </text:span><text:span text:style-name="T20">(magic)</text:span>- Whaaaat? Magical Lineage? ORANGE? Yep. Don’t get me wrong, Magical Lineage is an absurdly powerful trait on just about any spellcaster that has access to metamagic. And while this build certainly can sacrifice a little for a metamagic feat or two, you have bigger fish to fry here. Any spell will work for this, but your Spell Perfection would go on one of the <text:span text:style-name="T9">dispel magic </text:span>spells anyway (a spell this trait really shouldn’t be applied to), so you may as well choose the opposition spell you’re going to choose to be Preferred. </text:p>
      <text:p text:style-name="P12"/>
      <text:p text:style-name="P1"><text:span text:style-name="T13">Outlander [Lore Seeker] (campaign, RotR)</text:span>- Get a +1 CL and DC to 3 spells of your choosing, plus a +1 on Knowledge (arcana). Wow, that is incredible! If you play in Rise of the Runelords, slap this baby on the two different <text:span text:style-name="T9">dispel magics</text:span> and any other spell you feel like (<text:span text:style-name="T9">spellcrash </text:span>could be fun).</text:p>
      <text:p text:style-name="P9"/>
      <text:p text:style-name="P1"><text:span text:style-name="T20">Scorned By Magic (magic)</text:span>- Really just seems like a worse Secret of the Impossible Kingdom since your <text:span text:style-name="T9">dispel magic </text:span>CL boost also affects targeted dispels. But i guess if you happened to choose a race that gets Spell Resistance it would be 1 higher for practically everything. That’s fun I guess.</text:p>
      <text:p text:style-name="P1"><text:soft-page-break/></text:p>
      <text:p text:style-name="P1"><text:span text:style-name="T13">Strength of the Land (race)</text:span>- +1 to all CL checks as long as you’re touching the ground. Sure you’ll have to be careful about flying, but a higher CL to everything is just bonkers. You could also deliberately abuse this feat by always holding a rock. Since you’re a smart player who’s not playing a Dwarf, you’ll need to have Dwarf parents and take Adopted.</text:p>
      <text:p text:style-name="P12"/>
      <text:p text:style-name="P1"><text:span text:style-name="T13">Spell Duel Prodigy</text:span><text:span text:style-name="T14"> </text:span><text:span text:style-name="T13">(regional)</text:span>- Holy hell is this trait amazing. +2 on dispel checks is the same as putting Secret of the Impossible Kingdom AND Gifted Adept on <text:span text:style-name="T9">dispel magic, </text:span>and that's just in addition to the +2 you get on Spellcraft checks to identify spells as they’re cast. While not required, you’d be kicking yourself if you passed this trait up.</text:p>
      <text:p text:style-name="P1"/>
      <text:p text:style-name="P30"><text:bookmark text:name="_6ymmup5h0unj"/><text:span text:style-name="T17">Defensive Strategist (religion)</text:span><text:span text:style-name="T25">- Pretty solid option for when you can’t win initiative. If you’re not flat-footed in the surprise round, you still get to use your immediate action counterspells. This trait is a sleeper pick that will surely save your butt not only with counterspells, but against rogues and pretty much any time your flat-footed AC would matter.</text:span></text:p>
      <text:p text:style-name="P30"><text:bookmark text:name="_m5scpimj7zya"/>Class Features Run-down</text:p>
      <text:p text:style-name="P1"/>
      <text:p text:style-name="P1">Not like you really can trade anything out, but it helps to know what is working for you and what isn’t as necessary.</text:p>
      <text:p text:style-name="P1"/>
      <text:p text:style-name="P32"><text:bookmark text:name="_20c8hjabrz3d"/><text:span text:style-name="T27">Weapon and Armor Proficiencies</text:span><text:span text:style-name="T28">- You get no armor and cannot cast in armor. You’re also limited to simple weapons, which at low levels is going to be a bit more of a problem than most other casters. Pick up a light crossbow and try your best.</text:span></text:p>
      <text:p text:style-name="P32"><text:bookmark text:name="_48wpth3ylix"/><text:span text:style-name="T15">Spellcasting</text:span><text:span text:style-name="T28">- You have the best spell list in the game at your disposal, plus all the joys of being both a prepared and a spontaneous caster. The cool thing here is you can switch which spells you know each day, but since they are never consumed, as long as you prepare spells from most schools of magic your counterspelling will never be limited by the number of times you prepared </text:span><text:span text:style-name="T29">fireball</text:span><text:span text:style-name="T28">.</text:span></text:p>
      <text:p text:style-name="P1"/>
      <text:p text:style-name="P1"><text:span text:style-name="T16">Spellbooks</text:span>-<text:span text:style-name="T18"> </text:span>The ability to add new spells to your repertoire helps immensely with covering as many schools as possible. Your dependence on having a book with you isn’t too much of a problem, as you have access to a plethora of ways to keep your trusty spellbook safely in your possession. Most GMs don’t target a wizard’s book, though.</text:p>
      <text:p text:style-name="P1"/>
      <text:p text:style-name="P1"><text:span text:style-name="T12">School Focus</text:span>-<text:span text:style-name="T24"> </text:span>The Counter Savant hinges on this level 1 School Savant archetype ability. It gives some awesome powers at the cost of very noticeable downsides. You get school abilities, and an extra spell prepared per level of that school, at the cost of having to choose two opposition schools and losing three of your early exploits. The opposition schools aren’t <text:span text:style-name="T9">too </text:span>much of a problem, as later discussed in the Opposition Schools section, but the loss of exploits can feel like a lot. Especially considering that you can’t take Extra Exploits until you acquire the class ability at 5th level. As far as the positives, the Counterspelling subschool is the reason the Counter Savant chooses this archetype. While abjuration isn’t necessarily the best school to get an extra spell of per day from, the 6th level Counterspell Mastery power makes it all worth it. Plus, you can usually find at least something in Abjuration that you can reliably count on preparing each day. Having an extra spell prepared makes it all the more easier to have as many schools of magic represented, though again, Abjuration isn’t usually the school you’re going to be countering very often.</text:p>
      <text:p text:style-name="P1"/>
      <text:p text:style-name="P1"><text:span text:style-name="T13">Cantrips</text:span>- Cantrips are good.</text:p>
      <text:p text:style-name="P1"/>
      <text:p text:style-name="P1"><text:span text:style-name="T13">Arcane Reservoir</text:span>- Your Arcanist’s bread-and-butter ability. For the Counter Savant, these points will mostly determine how many Counterspell exploits you can use. The +1 CL/DC is nothing to be scoffed at either, allowing you extra time for your abjurations, a higher success chance on dispel checks, or a higher DC for your auxiliary spells. Just be careful you don’t burn through these quickly, as you never want to be left high and dry on your reservoir when you really need to counter an important spell.</text:p>
      <text:p text:style-name="P1"/>
      <text:p text:style-name="P1"><text:soft-page-break/><text:span text:style-name="T20">Consume Spells</text:span>- While using spell slots to power your Reservoir is nice in theory, you don’t want to get in the habit of needing to use this all that much. Your Charisma isn’t going to allow for more than one or two uses anyway, and your higher level slots are all but required to be used as counter fodder for incoming spells. Still, it’s a nice trick to have when you desperately need to fill your pool. Just don’t expect Consume Spells to be all that impactful for you.</text:p>
      <text:p text:style-name="P1"/>
      <text:p text:style-name="P1"><text:span text:style-name="T13">Arcanist Exploits</text:span>- I’m going over these a little later on, but for now just know that Arcanist exploits are rad as hell. These are why you chose Arcanist in the first place. It’s a shame you don’t get any exploits until 5th level, otherwise you could take Extra Exploit to make up for the Savant’s early-game shortcomings. Because you’re out three of ‘em, your Counter Savant is going to be pretty tight in terms of the exploits he can take.</text:p>
      <text:p text:style-name="P1"/>
      <text:p text:style-name="P1"><text:span text:style-name="T20">Resistance (Abjuration School)</text:span>- A boring but nice little ability. Usually you’re going to want to just pick fire and be done with it, but if your party has other strategies (like a lightning-happy blast sorcerer) feel free to choose whatever best suits your situation. You do get the fun addition of being able to switch resistances, so if you <text:span text:style-name="T9">know </text:span>a white dragon is in your future you can feel safe knowing those 5 points of cold resistance will save the day. (Just kidding, that's <text:span text:style-name="T9">resist energy’s </text:span>job.)<text:span text:style-name="T9"> </text:span></text:p>
      <text:p text:style-name="P1"/>
      <text:p text:style-name="P1"><text:span text:style-name="T22">Disrupti</text:span><text:span text:style-name="T20">on (Counterspell Subschool)</text:span>- Melee touch attack? Rounds per every two levels duration? Bleh. Now in all actuality, should you actually manage to get this ability off, it does give a pretty handy debuff to casters. The higher level spells have a larger chance to fail, which is good because the lower level ones are easier to counter. This would be much better if you could <text:span text:style-name="T9">spectral hand </text:span>it; <text:span text:style-name="T9">longarm </text:span>just isn’t the same. You might be able to see some success with this by using a conductive weapon, but at that point why not delay your attack until the enemy starts casting a spell?</text:p>
      <text:p text:style-name="P1"/>
      <text:p text:style-name="P1"><text:span text:style-name="T12">Counterspell Mastery (Counterspell Subschool)</text:span>- Maybe I see too much in this ability, cause I’m telling you to slog through two pretty forgettable abilities AND focus on Abjuration to get it. And at first glance, it doesn’t really give you that sense of awe that a lot of the other arcane schools give. The important thing as I’ve mentioned before is that you get more uses of <text:span text:style-name="T9">immediate action </text:span>dispels. Remember, the biggest reason counterspelling sucks is that it constantly requires you to use your standard actions with potentially no benefit. The ability to selectively and reactionarily inhibit enemy spellcasting saves both on your own action economy and daily spell pool. You probably don’t need to counterspell a <text:span text:style-name="T9">magic missile, </text:span>but a <text:span text:style-name="T9">hold person </text:span>is a lot bigger a priority. Getting Improved Counterspell is just icing on the cake here.</text:p>
      <text:p text:style-name="P1"/>
      <text:p text:style-name="P1"><text:span text:style-name="T12">Greater Exploits</text:span>- And this is why you didn’t go exploiter wizard. Once you hit 11th level a whole new world opens up to you. You get two incredible options perfectly suited to counterspelling that turn you from a street magician with some fancy tricks to the most potent magical duelist the world has ever known. Counter Drain and Greater Counterspell allow you even more counters per day, by not consuming higher-level slots and by replenishing the reservoir points used to activate the ability</text:p>
      <text:p text:style-name="P1"/>
      <text:p text:style-name="P1"><text:span text:style-name="T13">Magical Supremacy</text:span>- A truly kickass capstone for the whole three of you who will ever get to play at level 20. With your Counter Drain exploit, you’ll be slowly accumulating reservoir points, which you can then use to “refuel” your lost spell levels ad nauseum. You should aim to do as much of your normal spellcasting as you can using this ability, as the points sadly don’t actually add back a spell per day. Still though, a rockin cool trick.</text:p>
      <text:p text:style-name="P1"/>
      <text:p text:style-name="P30"><text:bookmark text:name="_uclxxi9ygsu0"/></text:p>
      <text:p text:style-name="P30"><text:bookmark text:name="_jyj98386mer9"/>Opposition Schools</text:p>
      <text:p text:style-name="P1"/>
      <text:p text:style-name="P1">Because your aim is to nullify as many harmful effects as possible, you ideally want your opposition schools to reflect spells that you can stand to allow past.</text:p>
      <text:p text:style-name="P1"/>
      <text:p text:style-name="P1"><text:span text:style-name="T22">Abjur</text:span><text:span text:style-name="T13">ation</text:span>- Man, wouldn’t it be great if you could get the counterspelling subschool without being forced to focus Abjuration? There’s not even many Abjuration spells you’d want to counter. If for whatever reason you find yourself making a counterspeller without Counterspell Mastery and are still forced to get opposition schools, then Abjuration is ironically one of the best choices here. So few spells on this school list present real dangers that you’d want to always be ready for them. That said, you have to prepare <text:span text:style-name="T9">dispel magic </text:span>in two spots each day, which is still definitely worth it since you’re (hopefully) choosing a much stronger school of magic, with a staff of it to boot.</text:p>
      <text:p text:style-name="P1"/>
      <text:p text:style-name="P1"><text:soft-page-break/><text:span text:style-name="T22">Conjuration</text:span>- You want to be a Counter Savant who can’t use or defend against the most versatile school in the game? What?</text:p>
      <text:p text:style-name="P1"/>
      <text:p text:style-name="P1"><text:span text:style-name="T13">Divination</text:span>- For most Counter Savants, Divination is going to be a given as an opposition school, as you really don’t need to counter them. The few divination combat spells are mostly preparatory/buffs that you can just <text:span text:style-name="T9">dispel </text:span>right off your enemies anyway. Your biggest loss here is having to prepare <text:span text:style-name="T9">detect magic </text:span>in two slots instead of one<text:span text:style-name="T9">. </text:span>Good thing you get a bunch of cantrips!</text:p>
      <text:p text:style-name="P1"/>
      <text:p text:style-name="P1"><text:span text:style-name="T20">Enchantment</text:span>- Enchantments suck. Not getting hit by enchantments does not suck. Granted, the school tends to be pretty weak for player characters due to the large amount of mind-affecting immune targets you’re likely to fight. But to be a Counter Savant requires you be prepared for the worst the enemy has to offer. Pick Enchantment as an opposition only if you can readily foresee lots of undead in your campaign. And even then, there is a much better option.</text:p>
      <text:p text:style-name="P1"/>
      <text:p text:style-name="P1"><text:span text:style-name="T13">Evocation</text:span>- Evocation? Blue…? B..but… MUH BLASTS!!11!!!1! Yeah. Chill out for a second. Evocation is a pretty linear school of magic. You just pick an energy type and roll some d6. You know what counters evocation spells? Energy resistance. Put another way, you just have to acquire some sort of magical <text:span text:style-name="T9">resist</text:span>ance to<text:span text:style-name="T9"> energy </text:span>and the biggest problem Evocation poses to you is now gone. Good thing you’re an abjurer with no better use for a 2nd level abjuration slot. </text:p>
      <text:p text:style-name="P1"/>
      <text:p text:style-name="P1">Blast spells generally have much less punishing of effects than other schools anyway. Fail a Reflex save (very often high for most PCs) and take some damage. Fail a Will save and you’re now out of the fight. If you really want to roll dice for blast spells, Conjuration has enough for you to work with. You’re not equipped to deal large amounts of damage anyway, you should be focused on making sure no spell ever gets in the way of stopping your Big Stupid Fighter from continuing to do what is his job anyway.</text:p>
      <text:p text:style-name="P1"/>
      <text:p text:style-name="P1"><text:span text:style-name="T16">Illusion</text:span>- Illusion is the only other remotely reasonable choice here, mostly for the blast-happy indecisive sorcerer-wannabes who can’t stomach losing their precious <text:span text:style-name="T9">fireballs</text:span>. Illusion has some great spells, but for a lot of them the way to “counterspell” is really to just see the opponent casting an illusion. Most illusions will probably already be cast by the time a fight begins. The spells that do threaten you are mostly annoyances like <text:span text:style-name="T9">mirror image </text:span>and <text:span text:style-name="T9">invisibility</text:span> with the occasional threat like <text:span text:style-name="T9">phantasmal killer. </text:span>Choosing Illusion does mean you can’t <text:span text:style-name="T9">detect magic </text:span>as easily, which is a real loss for the Spellcraft-machine. <text:line-break/></text:p>
      <text:p text:style-name="P1"><text:span text:style-name="T20">Necromancy</text:span>- Necromancy does two things. Make undead, and throw around nasty debuffs. The making of undead usually isn’t an in-combat concern to you, but the threat of a <text:span text:style-name="T9">blindness-deafness </text:span>is always looming at large. You’d only really take Necromancy as an opposition school if your character (or paladin friend) has some weird moral issue with it. Still not red because Necromancy isn’t as great a school as some of the others, so losing it isn’t the <text:span text:style-name="T9">worst </text:span>thing you could do.</text:p>
      <text:p text:style-name="P1"><text:line-break/><text:span text:style-name="T22">Transmutation</text:span>- You want to be a Counter Savant who can’t use or defend against the largest school in the game? What?<text:line-break/></text:p>
      <text:p text:style-name="P30"><text:bookmark text:name="_fres0am7247c"/></text:p>
      <text:p text:style-name="P30"><text:bookmark text:name="_cioppo7ep94q"/>Skills</text:p>
      <text:p text:style-name="P1"/>
      <text:p text:style-name="P1">For the most part, your skills are going to be up to you. You have a lot of Int so there’s plenty of room for you to put skills in suboptimal places. For a full run-down, I suggest looking into a dedicated Arcanist or Wizard guide, these are going to be pretty much the same. I’m only including the notable skills for the Counter Savant.</text:p>
      <text:p text:style-name="P1"/>
      <text:p text:style-name="P1"><text:span text:style-name="T16">Acrobatics</text:span>- Definitely put points in Acrobatics. Among other things, it allows you to move around squares without threatening attacks if you need to. </text:p>
      <text:p text:style-name="P8"/>
      <text:p text:style-name="P1"><text:span text:style-name="T16">Fly</text:span>- There comes a point in every Pathfinder game where you’re practically expected to enter every notable fight airborne. Don’t be caught without aerial maneuverability.<text:line-break/></text:p>
      <text:p text:style-name="P1"><text:soft-page-break/><text:span text:style-name="T12">Knowledge (arcana)</text:span>- To make a targeted dispel against a specific effect on an enemy with <text:span text:style-name="T9">dispel magic</text:span>, you must name the specific effect you wish to target. And to do that, you need to make a DC 20+spell level Knowledge (arcana) check. This means you should aim to get a +28 to Knowledge (arcana) to always be able to identify every ongoing spell effect on any given enemy. Put a rank into this skill every level.</text:p>
      <text:p text:style-name="P1"/>
      <text:p text:style-name="P1"><text:span text:style-name="T13">Knowledge (the rest)</text:span>- You get all Knowledge skills, and your Intelligence is sky-high. Your first step should always be to put at least one rank in every Knowledge skill to allow you to make whatever checks you need. From there, focus on the most important 5 or so, and keep the others up to a healthy level every few levels. The most important 5 knowledges are (in no specific order) arcana, religion, nature, local, and planes.</text:p>
      <text:p text:style-name="P12"/>
      <text:p text:style-name="P1"><text:span text:style-name="T13">Lingui</text:span><text:span text:style-name="T20">stics</text:span>- Knowing languages is great for both communicating with NPCs and for coordinating tactics. Linguistics is very much so a “your mileage may vary” skill, with some GMs heavily favoring racial languages, and others basically handwaving all communication to Common. Still put a few ranks here no matter what.</text:p>
      <text:p text:style-name="P7"/>
      <text:p text:style-name="P1"><text:span text:style-name="T12">Spellcraft</text:span>- Every level you should be putting ranks into Spellcraft. You need to be able to identify every single spell that comes your way, to the point where your GM doesn’t bother concealing it anymore. You need to hit a DC 24 check to successfully identify every level of spell as it gets cast (or DC 29 if you have the Ordered Mind feat). Getting a +23 to Spellcraft can reasonably happen around 10th level or so, and usually without too much effort on your behalf. You will want to put points into Spellcraft beyond that level, as it still remains an incredibly useful skill for stuff like item crafting.</text:p>
      <text:p text:style-name="P8"/>
      <text:p text:style-name="P1"><text:span text:style-name="T16">Perception</text:span>- Always a useful skill, too bad your wisdom kind of sucks. You should be putting points here about 2/3rds of the time by my estimate, just enough so you’re usually aware of your enemies.</text:p>
      <text:p text:style-name="P12"/>
      <text:p text:style-name="P1"><text:span text:style-name="T13">Use Magic Device</text:span>- You should have a positive Charisma, and since your spell slots are something of a precious commodity, UMD is a great way to patch up the holes in your spellcasting. A DC 20 is required to be able to activate a wand not on your spell list, so that should be your general benchmark. You know, for your own purposes.</text:p>
      <text:p text:style-name="P1"/>
      <text:p text:style-name="P1">Definitely not implying some other empathically bonded entity would be benefiting from your skill ranks or anything.</text:p>
      <text:p text:style-name="P1"/>
      <text:p text:style-name="P1">...cough.<text:line-break/><text:line-break/></text:p>
      <text:p text:style-name="P30"><text:bookmark text:name="_hdxdlaqsv0an"/>Feats</text:p>
      <text:p text:style-name="P1">There are a lot of feats to cover, and this guide will only touch the ones that are relevant to building a Counter Savant. There will always be exceptions and feats that aren’t necessarily bad choices, but I highly recommend sticking to the stronger options listed below.</text:p>
      <text:p text:style-name="P1"/>
      <text:p text:style-name="P1"><text:span text:style-name="T13">Additional</text:span><text:span text:style-name="T16"> Traits</text:span>- Depending on what traits you took and have left available, this is potentially a really strong option. If you get two +1 CL traits, then it’s basically like a feat-tax-less Spell Specialization.</text:p>
      <text:p text:style-name="P9"/>
      <text:p text:style-name="P1"><text:span text:style-name="T20">Countering Loophole</text:span>- This feat is fun, and pretty much allows you to rebound every Enchantment spell cast at you (with only a few exceptions). The enemy still has to make their save, and this feat is locked to just charms and compulsions, but it is definitely fun when it works.</text:p>
      <text:p text:style-name="P9"><text:soft-page-break/></text:p>
      <text:p text:style-name="P1"><text:span text:style-name="T20">Combat Casting</text:span>- A boring, but useful +4 to concentration. There isn’t a caster out there that this wouldn’t benefit. Orange just because there are so many better feats you need.</text:p>
      <text:p text:style-name="P8"/>
      <text:p text:style-name="P1"><text:span text:style-name="T16">Cra</text:span><text:span text:style-name="T20">ft</text:span><text:span text:style-name="T18"> </text:span><text:span text:style-name="T20">St</text:span><text:span text:style-name="T22">aff</text:span>-<text:span text:style-name="T21"> </text:span>As will be discussed in Equipment, a staff of <text:span text:style-name="T9">dispel magic </text:span>will benefit you incredibly. The ideal solution is to buy it or get it custom ordered for 10,800 gp, <text:span text:style-name="T22">eliminating the need for this feat</text:span>. The <text:span text:style-name="T16">next best solution</text:span> is to craft it your own if your GM allows the construction of such staves but not the purchase. This feat is <text:span text:style-name="T20">nowhere near as good</text:span> if your GM doesn’t allow staves that aren’t listed in the rulebook.</text:p>
      <text:p text:style-name="P8"/>
      <text:p text:style-name="P1"><text:span text:style-name="T16">Craft Wondrous Item</text:span>- AKA “Craft Everything.” Basically gives you every magic item you’d ever want for half price and a little bit of time. Green because it doesn’t directly benefit you like craft staff does, but is still just so powerful on any build I can’t not include it.</text:p>
      <text:p text:style-name="P9"/>
      <text:p text:style-name="P1"><text:span text:style-name="T20">Dazing Spell</text:span>- Dazing spell is a lot of fun on any caster, but we really don’t have too much room for it. If you can find room for it in your feats and you have a good spell candidate, it’s certainly not a horrible choice. That said, a rod of dazing spell is ten times better.</text:p>
      <text:p text:style-name="P12"/>
      <text:p text:style-name="P1"><text:span text:style-name="T12">Destructive Dispel</text:span>- Your level 11 or level 13 feat (If you aren’t taking this at 11, you’re taking Extra Exploit). Honestly one of the most powerful and reliable actions you can do in combat is targeted dispelling because of this incredible feat. At level 11 it’s not unreasonable to assume a +8 CL to dispelling. Throw in a potential +1 DC from Spell Focus and your <text:span text:style-name="T9">dispel magics </text:span>have an insanely high chance to strip a buff in addition to inflicting sickness or stunning them outright. Combo with Dispel Synergy for a -2 to -4 on your next turn, potentially locking an enemy for several turns in a row. The only downside is the fortitude save, but even on a failed save your opponent is looking at a -2 to everything, including the save on your next <text:span text:style-name="T9">dispel magic.</text:span> Because the rules aren’t clear on this, ask your GM if suppressing magic items on a creature counts as “making a successful targeted dispel” against them. If yes, this allows you to target <text:span text:style-name="T9">any </text:span>creature with <text:span text:style-name="T9">any </text:span>magical item. Lots of fun.</text:p>
      <text:p text:style-name="P10"/>
      <text:p text:style-name="P1"><text:span text:style-name="T22">Dimensional Agility</text:span>- I added this feat to this list explicitly to warn you not to take it. The feat line requires you to cast a bunch of <text:span text:style-name="T9">dimension doors, </text:span>a luxury you decidedly do not have. It explicitly does not include the Dimensional Slide exploit so there’s honestly no point here.</text:p>
      <text:p text:style-name="P8"/>
      <text:p text:style-name="P1"><text:span text:style-name="T16">Dispel Focus</text:span>- +2 on dispel checks is nice. The cool thing about this feat is that you don’t have to take any prerequisites like you do for Spell Specialization. The downside is that in exchange, this feat doesn’t explicitly apply to <text:span text:style-name="T9">dispel magic </text:span>for the purposes of Spell Perfection’s doubling effect. It’s also kind of hard to fit in.</text:p>
      <text:p text:style-name="P12"/>
      <text:p text:style-name="P1"><text:span text:style-name="T12">Dispel Synergy</text:span>- Your level 7 or level 9 feat. Now when you targeted dispel an enemy they take a -2 to saves on your next spell in addition to stripping their effect. You’re basically punishing any creature for having a magical buff on them. Do you know how hard it is to fight at high levels without having any magical defenses? Read any Paizo Adventure Path and tell me how many enemies past 5th level don’t have some sort of method of magically defending themselves. This feat was made to combo with Destructive Dispel.</text:p>
      <text:p text:style-name="P12"/>
      <text:p text:style-name="P1"><text:span text:style-name="T13">Extra </text:span><text:span text:style-name="T16">Exploit</text:span>- This is a very difficult feat to gauge the viability of. Technically, your build really only needs three exploits and a lot more feats than that, but you get your exploits so late it’s hard not justifying getting this feat to ensure you get the really good exploits not strictly pertinent to this build. I can tell you for sure that taking this feat one or two times will not diminish the quality of your Counter Savant. The best time to take this feat is at 5th level, when you finally get your first exploit and are eager for more. Too bad RAW you can’t use this to take Greater Exploits, because if you could, 11th level would be the perfect time for that. Just remember that you need feats a little bit more than exploits as there’s fewer exploits crucial to the build. Be careful and plan in advance how you’re going to be boosting your <text:span text:style-name="T9">dispels </text:span>while still getting the feats and exploits you need for prerequisites.</text:p>
      <text:p text:style-name="P8"/>
      <text:p text:style-name="P1"><text:span text:style-name="T16">Extra Reservoir</text:span>- 3 more points in arcane reservoir means 3 more uses of your Counterspell exploit. Very Solid.</text:p>
      <text:p text:style-name="P9"/>
      <text:p text:style-name="P1"><text:soft-page-break/><text:span text:style-name="T22">Eldritch Heritage</text:span>- I know most Arcanists give Eldritch Heritage a wanton glance or two, but you’re feat-starved as it is, your Charisma is 14 at best, <text:span text:style-name="T9">and</text:span> this assumes you aren’t going for Skill Focus (Spellcraft) and instead putting it in Knowledge (arcana). The only worthwhile ability is the Familiar, and guess what? You can already get that for the cost of one exploit.</text:p>
      <text:p text:style-name="P9"/>
      <text:p text:style-name="P1"><text:span text:style-name="T20">Extend Spell</text:span>- You are an abjurer after all. Extra duration on your buffs is great if you can spare the higher level slots.</text:p>
      <text:p text:style-name="P9"/>
      <text:p text:style-name="P1"><text:span text:style-name="T20">Greater Dispel Focus</text:span>- Unnecessary mostly, and takes up a precious higher-level feat. Still, +2 to dispels isn’t bad.</text:p>
      <text:p text:style-name="P10"/>
      <text:p text:style-name="P1"><text:span text:style-name="T22">Greater Spell Focus</text:span>- Ew. You do not need <text:span text:style-name="T9">another </text:span>+1 DC to your expansive list of DC-less protective spells.</text:p>
      <text:p text:style-name="P10"/>
      <text:p text:style-name="P1"><text:span text:style-name="T22">Greater Spell Specialization</text:span>- AKA, “Give me one more spell prepared of 3rd level.” Not worth the feat.</text:p>
      <text:p text:style-name="P1"/>
      <text:p text:style-name="P1"><text:span text:style-name="T7">Heighten Spell</text:span>- I was in the process of reviewing Preferred Spell for this guide, and in doing so, unwittingly found that this feat could potentially change the way this build operates in entirety, depending heavily on the answers to some unanswered questions. As such, I had to make an entirely new section below just devoted to discussing it.</text:p>
      <text:p text:style-name="P1"/>
      <text:p text:style-name="P1">For now, all I will say is that this feat leads into Preferred Spell, which is possibly just as abusable as Heighten.</text:p>
      <text:p text:style-name="P8"/>
      <text:p text:style-name="P1"><text:span text:style-name="T13">Improved</text:span><text:span text:style-name="T16"> Counterspell</text:span>- So assuming you aren’t playing the Spell Savant and didn’t get this feat for free, Improved Counterspell isn’t actually required. Ordered Mind does almost the same thing, and is a far better choice until 15th level when you kick yourself for not having the prerequisite to Parry Spell. If you don’t honestly expect your campaign to last that long, just take Bonded Mind instead.</text:p>
      <text:p text:style-name="P12"/>
      <text:p text:style-name="P1"><text:span text:style-name="T13">Improved Familiar</text:span>- A busted, stupid feat. There’s tons of information out there on this feat and I’m not really going to say too much more than that.</text:p>
      <text:p text:style-name="P12"/>
      <text:p text:style-name="P1"><text:span text:style-name="T13">Improved Initiative</text:span>- Going first is nice. +4 to go-first checks is very very nice.</text:p>
      <text:p text:style-name="P7"/>
      <text:p text:style-name="P1"><text:span text:style-name="T12">Parry Spell</text:span>- Your level 15 feat. This feat is simply incredible. From here on out, your combat effectiveness has functionally doubled. Everything you’ve built for up to this point has been in preparation for Parry Spell. Who needs a crappy 3rd-level Quickened Spell when your swift action (in this case immediate action) instead entirely nullifies your opponent’s high-level spell and casts it back at them, all without using up a 7th level spell slot? The Counter Savant certainly doesn’t. </text:p>
      <text:p text:style-name="P1"><text:soft-page-break/></text:p>
      <text:p text:style-name="P1">Unfortunately, you can only immediate action Parry counterspells with your Counterspell Mastery ability, as the counterspell exploit explicitly prohibits this feat from working. But Parry still gives you three (and after 18th, four) immediate action spells reflected. Parry also makes Readying an action twice as viable, as now you’re actually doing something with your turn besides just stopping a single cast.</text:p>
      <text:p text:style-name="P1"/>
      <text:p text:style-name="P1"><text:span text:style-name="T7">Preferred Spell</text:span>- See Heighten Spell.</text:p>
      <text:p text:style-name="P1"/>
      <text:p text:style-name="P1"><text:span text:style-name="T22">Retributive Summons</text:span>- So whenever you counterspell a summoning spell you get your own monsters, at the cost of burning a feat on Spell Focus (conjuration). The usefulness of this really depends on how often your GM throws summoned monsters at you. Could be fun for an exploiter to take this and Countering Loophole and start amassing a list of schools you can automatically shut down. But until we get more feats like these the option is low orange at best.<text:line-break/></text:p>
      <text:p text:style-name="P1"><text:span text:style-name="T20">Scribe Scroll</text:span>- It’s good to be prepared. While scribing scrolls isn’t going to help you have every school of magic represented to counterspell from, it will help you once you’ve burned through 8 spell slots in 4 turns and need to fall back on your secondhand spellbook of magical looseleaf parchments. A nice feat to have if you have room.</text:p>
      <text:p text:style-name="P9"/>
      <text:p text:style-name="P1"><text:span text:style-name="T20">Silent Spell</text:span>- Chances are you’ll wish you had this at least once per campaign. Spontaneous metamagic is the way to go for situational metamagics like this. Does nothing for the build though.</text:p>
      <text:p text:style-name="P9"/>
      <text:p text:style-name="P1"><text:span text:style-name="T20">Still Spell</text:span>- Chances are you’ll wish you had this at least once per campaign. Spontaneous metamagic is the way to go for situational metamagics like this. Does nothing for the build though.</text:p>
      <text:p text:style-name="P9"/>
      <text:p text:style-name="P1"><text:span text:style-name="T20">Skill Focus</text:span>- So you’re either taking this for Spellcraft or Knowledge (arcana). A +3 and eventual +6 is pretty nice, especially for skills you’ll be using nearly every encounter. The end goal is to get these two skills to the point where you never have to roll a d20 on these checks ever again. The feat is nice but you have many better options.</text:p>
      <text:p text:style-name="P9"/>
      <text:p text:style-name="P1"><text:span text:style-name="T20">Spell Focus</text:span><text:span text:style-name="T16"> </text:span><text:span text:style-name="T20">(abjuration)</text:span>- The list of spells in the abjuration school that Spell Focus even applies to is small. The only notable bonuses you’re getting are to <text:span text:style-name="T9">banishment/dismissal, greater stunning barrier, repulsion, prismatic wall/sphere, spellcrash</text:span> and your Destructive Dispels. Now these are pretty good spells, but SF for abjuration isn’t nearly as helpful as it would be for almost any other school. It does however serve as the stepping stone feat for Spell Specialization and Varisian Tattoo for more <text:span text:style-name="T9">dispel magic </text:span>caster level buffs. Just keep in mind the number of feats you’re committing to here.</text:p>
      <text:p text:style-name="P10"/>
      <text:p text:style-name="P1"><text:span text:style-name="T22">Spell Mastery</text:span>- While memorizing <text:span text:style-name="T9">dispel magic </text:span>would be nice, you really shouldn’t waste a feat planning on not having your spellbook at some future point. How about you just keep the darn thing with you and save yourself the feat slot.</text:p>
      <text:p text:style-name="P8"/>
      <text:p text:style-name="P1"><text:span text:style-name="T16">Spell Penetration</text:span>- Every caster will have to deal with SR eventually. Even though the Counter Savant mostly deals with defensive magic, it’s still handy to be able to penetrate enemy defenses every once in awhile.</text:p>
      <text:p text:style-name="P8"/>
      <text:p text:style-name="P1"><text:span text:style-name="T22">Spell </text:span><text:span text:style-name="T16">Perfection</text:span>- So unlike most casters, your Spell Perfection isn’t your de facto 15th level feat, nor will it necessarily give that great a bonus regarding metamagic usage. This feat requires you to have three metamagic feats as a prerequisite, something that you really don’t have room for. The only way I see you working this into your build is if you’re a human who takes the two metamagic knowledge exploits, or if you chose Exploiter Wizard. So after you go through the effort to acquire two metamagic feats unrelated to your build (plus Heighten), what’s the payoff? Doubling all caster level, DC, and spell penetration benefits to your <text:span text:style-name="T9">dispel magic; </text:span>which is admittedly pretty dang good. Assuming you took the correct feats for the rest of the build, you’d basically be at the point where you’d never need to roll a caster level check again. This feat is a very expensive 17th level option (15 for Exploiters). It’s good once you get it, but costs an absurd amount of feats and exploits.</text:p>
      <text:p text:style-name="P13"><text:soft-page-break/></text:p>
      <text:p text:style-name="P1"><text:span text:style-name="T13">Spell Specialization</text:span>- If you took Spell Focus (abjuration), it’s because you wanted Spell Specialization. Another +2 on <text:span text:style-name="T9">dispel magic </text:span>will never hurt. Plus you can switch your spell to <text:span text:style-name="T9">greater dispel magic </text:span>when you get it if you feel like that sort of decision is necessary.</text:p>
      <text:p text:style-name="P9"/>
      <text:p text:style-name="P1"><text:span text:style-name="T20">Toughness</text:span>- +1 hp per level is nice, because hp is that thing that determines if you’re dead or not. Though ideally, you should be in the back and devoting all your resources to playing defense.</text:p>
      <text:p text:style-name="P12"/>
      <text:p text:style-name="P1"><text:span text:style-name="T13">Ordered </text:span><text:span text:style-name="T16">Mind</text:span>- Same thing as Improved Counterspell, except you can choose the same level or higher, instead of being strictly higher. At level 7 you should have at least a +15 to Spellcraft. Raising the DC by 5 in exchange for being an Improved Counterspell of a lower level is a trivial loss. I especially recommend this if you aren’t going School Savant as it is a straight upgrade to Improved Counterspell that you’d otherwise get for free. Still a good choice for Savants too, though it overlaps with your free Improved Counterspell and sadly doesn’t apply to Counterspell Mastery. If you plan on taking this instead of Improved Counterspell, make sure you aren’t ever going to reach 15th level before committing to opt out of the best feat in this entire guide.</text:p>
      <text:p text:style-name="P10"/>
      <text:p text:style-name="P1"><text:span text:style-name="T22">Quicken Spell</text:span>- An awe-inspiring, game-changing spell for every caster...but you. Your swift actions will often be devoted to the counterspells you used an immediate action for’ the previous turn, and your higher level slots need to be open to allow those counterspells to happen. Buy the rod though, cause that’s definitely worth it.</text:p>
      <text:p text:style-name="P12"/>
      <text:p text:style-name="P1"><text:span text:style-name="T13">Varisian Tattoo</text:span>- +1 CL to all abjurations is very very nice. Both of the <text:span text:style-name="T9">dispels </text:span>benefit, as well as giving every one of your defensive spells extra rounds of duration. This feat is the other reason you took Spell Focus in such a bad school.</text:p>
      <text:p text:style-name="P1"/>
      <text:p text:style-name="P1"><text:span text:style-name="T16">Yuelral’s Blessing</text:span><text:span text:style-name="T7"> </text:span>(Arcane Discovery)- A very solid discovery for wizards. Plenty of spells share the druid list with the wizard, most notably the <text:span text:style-name="T9">dispel magics. </text:span>This has the benefit of boosting up other spells beyond those you use for counterspelling as well. Not the first thing I’d spend my feat slot on, but it’s a strong option once the other choices have been taken up.</text:p>
      <text:p text:style-name="P30"><text:bookmark text:name="_o4dxzbiwd1ax"/></text:p>
      <text:p text:style-name="P30"><text:bookmark text:name="_hn40txv4t4ex"/>A Discussion on Heighten Spell (and Preferred Spell)</text:p>
      <text:p text:style-name="P1"/>
      <text:p text:style-name="P1">Heighten spell is one of those feats that everyone interprets differently, and you absolutely need to know what your GM considers it to mean before you choose it. The interpretation I think is most correct is that you are allowed to prepare a level 1 spell like <text:span text:style-name="T9">magic missile </text:span>in any slot from 2-9 that you are capable of casting, and it will act as a spell of that level in every way. If you wished to add more metamagic, the Heighten spell applies first to whatever level you want to bring the spell before you add the other metamagic. So you could Heighten <text:span text:style-name="T9">magic missile </text:span>to a 3rd level slot and then Empower it to have it act as a 3rd level spell using up a 5th level slot.</text:p>
      <text:p text:style-name="P1"/>
      <text:p text:style-name="P1">Now assuming your GM goes with this interpretation, then Heighten Spell is a very useful feat. You can put your <text:span text:style-name="T9">dispel magics </text:span>in any spell slot to increase their DCs, at the cost of a full-round casting time. However, there is perhaps a second, more powerful option at your disposal. It seems to me that you should theoretically be able to use lower-level spells heightened to higher slots to act as counterspell fuel when you might not otherwise have prepared a spell of the correct school at that level.</text:p>
      <text:p text:style-name="P1"/>
      <text:p text:style-name="P1">Here’s the gist of what I’m saying:</text:p>
      <text:p text:style-name="P1">Say you’re at 8th level with low hp and targeted with an incoming <text:span text:style-name="T9">scorching ray. </text:span>You know your touch AC is bad, and being an intelligent Counter Savant, you took evocation as your opposition school. But, looking at your character sheet, you notice you happened to prepare <text:span text:style-name="T9">magic missile </text:span>as a first level slot, and an idea forms. You try something crazy. <text:span text:style-name="T7">You use your Counterspell Mastery ability and heighten your </text:span><text:span text:style-name="T10">magic missile </text:span><text:span text:style-name="T7">up to a 3rd level slot to be used as your evocation school requirement.</text:span> If done in this way, Heighten Spell allows you to cover every school of magic no matter what you prepare, so long as one of every school is represented <text:span text:style-name="T9">somewhere </text:span>on your first level spell list.</text:p>
      <text:p text:style-name="P1"><text:soft-page-break/></text:p>
      <text:p text:style-name="P1">Now is this possible? Can you really do this? Well, I think so, but I honestly don’t know for sure. Manipulating counterspell levels in this way does not have a specific rule precedent so again I must stress you talk with your GM after reading what I posit below. There is a good chance they might see this as an intentional misreading of the rules. And because it is a gray area and I honestly don’t know which way is true, I’m just opting to give you the information so you have the chance to benefit from this trick. But I think after you show your GM my train of logic below he or she will side with me and allow the use of this weird ability. </text:p>
      <text:p text:style-name="P1"/>
      <text:p text:style-name="P1">All said, I would love to see some clarification on this interaction in the future, as I suspect this sort of shenanigan was not intended to be allowed. We’re messing with RAW here, as I’m not sure RAI the Improved Counterspell feat ever meant to allow for casting spells with long casting times. But until we get word of this, feel free to use it to your heart’s content so long as the GM allows.</text:p>
      <text:p text:style-name="P6"/>
      <text:p text:style-name="P1"><text:span text:style-name="T7">So where does the problem lie?</text:span></text:p>
      <text:p text:style-name="P1"/>
      <text:p text:style-name="P1">With Counterspell Mastery, you’re casting a spell as an immediate action, which is modified to be Heightened, something which is supposed to take a full-round action as you are indeed a spontaneous caster. Are you allowed to boost a lower level spell with Heighten before the Counterspell Mastery feat makes casting it an immediate action?</text:p>
      <text:p text:style-name="P1"/>
      <text:p text:style-name="P1">Here’s everything I could find on how metamagic feats and counterspelling interact:</text:p>
      <text:p text:style-name="P1"/>
      <text:list xml:id="list2199356133" text:style-name="WWNum6">
        <text:list-item>
          <text:p text:style-name="P22">Spells modified by a metamagic feat use a spell slot higher than normal.</text:p>
        </text:list-item>
        <text:list-item>
          <text:p text:style-name="P22">Spells of a higher level can counter lower-level spells with Improved Counterspell</text:p>
        </text:list-item>
        <text:list-item>
          <text:p text:style-name="P22">When you counterspell, the spell is very clearly stated to be “cast.“</text:p>
          <text:list>
            <text:list-item>
              <text:p text:style-name="P23">Improved Counterspell does not say this fact changes in any way.</text:p>
            </text:list-item>
          </text:list>
        </text:list-item>
        <text:list-item>
          <text:p text:style-name="P22">“Whether or not a spell has been enhanced by a metamagic feat does not affect its vulnerability to counterspelling or its ability to counterspell another spell” (from the Metamagic section of the CRB). </text:p>
        </text:list-item>
        <text:list-item>
          <text:p text:style-name="P22">Spontaneous casters must use a longer casting time to cast a spell with a metamagic feat, either making it a full-round action or adding an extra full round to the casting time.</text:p>
        </text:list-item>
        <text:list-item>
          <text:p text:style-name="P22">“Spells that take a full-round action to cast take effect in the same round that you begin casting” (from the Combat section of the CRB)</text:p>
        </text:list-item>
        <text:list-item>
          <text:p text:style-name="P22">No mention is made whether spells of any duration or a differing duration can be countered. The only two pieces of information on this we have are as follows:</text:p>
          <text:list>
            <text:list-item>
              <text:p text:style-name="P23">Normally the thing that prevents spontaneous casters counterspelling with metamagic is that Readied Actions cannot be full-round or longer. This would matter if we were counterspelling normally, as a Heightened spell therefore couldn’t be readied, but we <text:span text:style-name="T9">aren’t readying any actions</text:span> here. So onto 7b.</text:p>
            </text:list-item>
            <text:list-item>
              <text:p text:style-name="P23">Improved Counterspell never excludes spells of a longer casting time from working as counters. From my interpretation, the way Improved Counterspell works is that you <text:span text:style-name="T9">are </text:span>able to “cast” spells with a longer casting time to be used as counterspells, because <text:span text:style-name="T9">otherwise it would say you cannot</text:span>. You can use <text:span text:style-name="T9">summon monster III </text:span>to counter an <text:span text:style-name="T9">acid arrow </text:span>because the wording says explicitly you can use a higher level spell of the same school, but never explicitly excludes spells like the <text:span text:style-name="T9">summon monsters </text:span>with longer casting times.</text:p>
            </text:list-item>
          </text:list>
        </text:list-item>
        <text:list-item>
          <text:p text:style-name="P22"><text:soft-page-break/>“[Spontaneous casters] can choose when they cast their spells whether to apply their metamagic feats to improve them” (from the Metamagic Feats section of the CRB)</text:p>
        </text:list-item>
      </text:list>
      <text:p text:style-name="P24"/>
      <text:p text:style-name="P24"><text:span text:style-name="T7">Interpretation of the data</text:span></text:p>
      <text:p text:style-name="P24">So if it is possible under rule 7b to counterspell by “casting” any spell regardless of casting time, and if we assume rule 3a is correct that to counterspell involves the actual “casting” of a spell, then you should be able to apply a metamagic spell to a counterspell by rule 8, because in this case a spell is clearly “cast.” And by rule 4, the presence of Heighten does not disallow your heightened spell to successfully qualify as a suitable counter. As such it seems likely (at least in my eyes) that this <text:span text:style-name="T7">is in fact legal.</text:span></text:p>
      <text:p text:style-name="P31"><text:bookmark text:name="_ux7xgehyfode"/></text:p>
      <text:p text:style-name="P30"><text:bookmark text:name="_ekqgcybl8mme"/><text:span text:style-name="T25">Note that this problem does not exist with the Counterspell exploit, as in that instance it is explicitly mentioned that you </text:span><text:span text:style-name="T26">do not cast a spell</text:span><text:span text:style-name="T25"> to activate the effect. In this case, you simply expend the spell slot without casting it, meaning you never have a chance to Heighten. This is because of rule 8 specifying that it has to be when they </text:span><text:span text:style-name="T26">cast </text:span><text:span text:style-name="T25">their spells.</text:span></text:p>
      <text:p text:style-name="P1"/>
      <text:p text:style-name="P14"><text:span text:style-name="T7">So how good are these feats, assuming everything is legal?</text:span></text:p>
      <text:p text:style-name="P1"/>
      <text:p text:style-name="P1"><text:span text:style-name="T13">Heighten Spell </text:span>is very good, almost to the point of being light blue. It covers up one of your biggest weaknesses, which is that you need to always have a high level spell slot prepared of the school you need to counter. It also leads into Preferred Spell, which draws from Heighten Spell and allows you to completely obliterate the need to prepare spells of one or two of your opposition schools. Additionally, you can always use the feat in the normally intended way, which, among other things, allows you to boost the DCs of your Destructive Dispels by preparing <text:span text:style-name="T9">dispel magic </text:span>as a higher level slot. The only real thing stopping Heighten from being a necessity feat is that it does mean you’re burning through your higher level spell slots even faster than normal. Also keep in mind, this means you should never be using your daily uses of Counterspell Mastery when your Counterspell Exploit will work just fine, as Counterspell Mastery allows you to heighten lower level spells but the Exploit does not.</text:p>
      <text:p text:style-name="P1"/>
      <text:p text:style-name="P24">If your GM disallows the Counterspell Mastery trick, <text:span text:style-name="T20">Heighten Spell</text:span> is still a decent choice because it has some value in its normal function, and leads into Preferred Spell.</text:p>
      <text:p text:style-name="P1"/>
      <text:p text:style-name="P1"><text:span text:style-name="T13">Preferred Spell</text:span><text:span text:style-name="T14"> </text:span>If your GM is leery of the Heighten+Counterspell Mastery trick, you might be able to convince them that Preferred Spell works. With this feat, you can select a spell to cast spontaneously and apply a metamagic feat like Heighten without affecting the casting time. So if you took Evocation as an opposition school, selecting <text:span text:style-name="T9">magic missile </text:span>as your Preferred Spell would allow you to do the same thing as the Heighten trick, with the additional bonus of never having to specifically preparing <text:span text:style-name="T9">magic missile. </text:span>So instead of wasting two first level spells prepared trying to cover all the evocation spells, now you never have to prepare <text:span text:style-name="T9">magic missile, </text:span>but will always be able to use it. Use this on your opposition schools preferably.</text:p>
      <text:p text:style-name="P1"/>
      <text:p text:style-name="P1">If with no convincing are you able to make the Heighten+Counterspell Mastery trick work, you can still choose <text:span text:style-name="T16">Preferred spell </text:span>and select either <text:span text:style-name="T9">dispel magic </text:span>or a high-level opposition spell. Choosing <text:span text:style-name="T9">dispel magic </text:span>means you can easily Heighten as a standard action and don’t have to prepare it, whereas a high-level spell from an opposition school means you can still at least counter lower-level spells of that school, but you can’t change the Preferred Spell as you level up. Still really good though.</text:p>
      <text:p text:style-name="P1"/>
      <text:p text:style-name="P1">If you see that I made a mistake somewhere in this process, or have any useful information to add, I’d love to hear it. This is certainly a very puzzling situation I’d love clarification on.</text:p>
      <text:p text:style-name="P30"><text:bookmark text:name="_czrhoetah3t2"/></text:p>
      <text:p text:style-name="P30"><text:bookmark text:name="_6jasdqmlhc8r"/>Arcane Exploits</text:p>
      <text:p text:style-name="P1">Man, exploits are good. The Counter Savant gets just enough to make the build work, but doesn’t get the luxury other Arcanists have where he can branch out and try a little bit of everything. Luckily Extra Exploit is there if you ever feel like you just have to have a cool toy from this list. As I have been doing, only the relevant exploits will be presented.</text:p>
      <text:p text:style-name="P1"><text:soft-page-break/></text:p>
      <text:p text:style-name="P1"><text:span text:style-name="T20">Bloodline Development</text:span>- Decent. You’d choose Arcane here for a bonded object so you can trade a point from your reservoir for spell of your highest level (why would you choose Familiar when you have an exploit that does it better?). Extra spells per day are pretty nice. </text:p>
      <text:p text:style-name="P7"/>
      <text:p text:style-name="P1"><text:span text:style-name="T16">Consume Magic Items</text:span>- The only reasonable way to recharge your reservoir until 11th level is by consuming magic items. All the useless scrolls and wands you pick up now have a use besides just sell-for-half fodder. For your reference, the most efficient way to consume magic items is by stockpiling 2nd-level scrolls, but remember that you’re throwing away a 150 gp magic item each time, and that can add up fast. Green because eating up magic items is expensive, and if you only have 12 Charisma this won’t really get you all that many points in a day, but sometimes the extra daily points are really worth it.</text:p>
      <text:p text:style-name="P7"/>
      <text:p text:style-name="P1"><text:span text:style-name="T12">Counterspell</text:span>- Your level 5 exploit. You’re playing the Counter Savant, and this is the best, most reliable way to counterspell in the game, period. Note that this exploit specifically mentions the use of <text:span text:style-name="T9">dispel magic </text:span>so your bonuses to the spell should all carry over (all the literature I’ve found on the topic seems to suggest this, anyway), or at the <text:span text:style-name="T9">very</text:span> least all your bonuses explicitly to dispel checks. Most of your swift actions will be devoted to this exploit. You also should aim to be spending all, if not nearly all your arcane reservoir points on this exploit.</text:p>
      <text:p text:style-name="P1"/>
      <text:p text:style-name="P1"><text:span text:style-name="T20">Dimensional Slide</text:span>- This Exploit uses up more points than just walking, but sometimes it’s nice to get out of a sticky situation without provoking attacks.</text:p>
      <text:p text:style-name="P1"/>
      <text:p text:style-name="P1"><text:span text:style-name="T16">Familiar</text:span>- Extra bodies on the battlefield are great. Especially when they give you a +4 to initiative. Or when they somehow eventually turn into wand-swinging pseudodragons.</text:p>
      <text:p text:style-name="P1"/>
      <text:p text:style-name="P1"><text:span text:style-name="T22">Face Thief</text:span>- One point wasted so you can cast a first-level spell. Yeah what a great idea.</text:p>
      <text:p text:style-name="P1"/>
      <text:p text:style-name="P1"><text:span text:style-name="T13">Fiendish</text:span><text:span text:style-name="T20"> Proboscis</text:span>- So you can grow a long proboscis and make reach melee touch attacks to gain back reservoir points.This exploit basically is just a can of spray cheese. As-written, you can just regain reservoir points in between combats by repeatedly making attacks against yourself (or familiar) and...draining your own magical energy? I guess? I think this is a stupid violation of RAI, but RAW it theoretically should work. If your GM doesn’t allow this, the exploit still isn’t <text:span text:style-name="T9">terrible</text:span>, as it is still is probably the most reliable way to regain reservoir points until Counter Drain. The melee touch kind of blows, as does the inability to cast verbal spells, but at least you can attack at-range so you don’t have to be right next to your enemy. I recommend Silent Spell and a passing Strength score if you want to take this and actually use it in combat.</text:p>
      <text:p text:style-name="P1"/>
      <text:p text:style-name="P1"><text:span text:style-name="T20">Illusion Catcher</text:span>- Ok, so you decided to take Face Thief anyway. Well Illusion Catcher is decent I suppose. First you have to disbelieve an illusion, but once you do you get to use your absurd bonus to dispel magic to take control. It’s neat, but I’d really only recommend this if Illusion is one of your oppositions. That way you still have at least some way to “counter” illusions with disbelief saves.</text:p>
      <text:p text:style-name="P1"><text:s/></text:p>
      <text:p text:style-name="P1"><text:span text:style-name="T16">Item Crafting</text:span>- It’s a free feat, and there are several really good ones you can take. Especially look into Craft Staff and Craft Wondrous.</text:p>
      <text:p text:style-name="P1"/>
      <text:p text:style-name="P1"><text:span text:style-name="T16">Metamagic Knowledge</text:span>- Hey look, you can get Heighten Spell for an exploit instead of a feat! Cool!</text:p>
      <text:p text:style-name="P1"/>
      <text:p text:style-name="P1"><text:soft-page-break/><text:span text:style-name="T20">Metamixing</text:span>- If your GM takes issue with the condensing of metamagic spells within immediate actions, this exploit remedies that aspect of the Heighten Spell trick. In this case, the exploit might be worth it, though it basically means your Metamagic Mastery counterspells now cost 2 points instead of 1. The ability to not change the casting time on any spell is pretty nice though.</text:p>
      <text:p text:style-name="P1"/>
      <text:p text:style-name="P1"><text:span text:style-name="T16">Potent Magic</text:span>- Yet another way to increase your CL. Potent magic makes it even more worth it to spend a point and raise your CL (or DC) on spells or counterspells you absolutely need to land. Remember you can only spend these points on spells that you cast.</text:p>
      <text:p text:style-name="P1"><text:s/></text:p>
      <text:p text:style-name="P1"><text:span text:style-name="T13">Quick study</text:span>- The exploit of sheer versatility. As long as you’ve got it in your spellbook, this exploit lets you have any spell within one full-round action. Definitely more useful out-of-combat than in-combat, but there's still situations I can see you needing a specific spell and willing to wait two turns to use it. Very strong.</text:p>
      <text:p text:style-name="P1"/>
      <text:p text:style-name="P1"><text:span text:style-name="T20">Spell</text:span><text:span text:style-name="T16"> Disruption</text:span>- So basically, this allows you to spend a pool point to temporarily stop a magic effect instead of using a 3rd level spell slot to fully stop it outright. Now even the spells you decide to let through or are too strong for you to counterspell aren’t safe. Unfortunately, if you want to do a targeted spell against an unwilling target, you need to make a melee touch attack (yuck) as opposed to the at-range in the way <text:span text:style-name="T9">dispel magic </text:span>works. Too bad it doesn’t specify that this is a targeted dispel, otherwise Destructive Dispel would work here, but that’s why you’d get the Greater version later on. Consider this if you have more than a 13 in Charisma and want to eventually take Greater Spell Disruption</text:p>
      <text:p text:style-name="P1"/>
      <text:p text:style-name="P1"><text:span text:style-name="T22">Spell Tinkerer</text:span>- Kind of like Spell Disruption, but worse. Altering spell durations really isn’t that strong, and you’re still using a point to do what your <text:span text:style-name="T9">dispel magics </text:span>do better. Plus you actually have to be adjacent to the effect for this one, unlike Spell Disruption. Yeah, no.</text:p>
      <text:p text:style-name="P1"/>
      <text:p text:style-name="P1"/>
      <text:p text:style-name="P6"/>
      <text:p text:style-name="P6"/>
      <text:p text:style-name="P6"/>
      <text:p text:style-name="P6"/>
      <text:p text:style-name="P1"><text:span text:style-name="T7">Greater Exploits</text:span></text:p>
      <text:p text:style-name="P1"/>
      <text:p text:style-name="P1"><text:span text:style-name="T12">Counter Drain</text:span>- Oh god finally. All the way at 11th level do we finally get a reliable way to replenish our Arcane Reservoir. Counter Drain and/or Greater Counterspell should be taken at 11, while the other at 13. </text:p>
      <text:p text:style-name="P1"/>
      <text:p text:style-name="P1"><text:span text:style-name="T12">Greater Counterspell</text:span>- Oh god finally. All the way at 11th level do we finally get to immediate action counterspell without having to waste a higher level slot. Counter Drain and/or Greater Counterspell should be taken at 11, while the other at 13. </text:p>
      <text:p text:style-name="P1"/>
      <text:p text:style-name="P1"><text:soft-page-break/><text:span text:style-name="T20">Greater Metamagic Knowledge</text:span>- Meh. It’s a free feat, but the extra effect is kind of lame. There’s not too many metamagic spells that work with the Counter Savant, and choosing a new one each day isn’t really like choosing spells per day. You’re pretty much going to have mainstay strategies by this point anyway. Take it if you have nothing else to take I suppose.</text:p>
      <text:p text:style-name="P1"/>
      <text:p text:style-name="P1"><text:span text:style-name="T13">Greater Spell Disruption</text:span>- Cool! You now get to use a reservoir point to cast a targeted dispel instead of briefly suppressing it for a couple rounds. The Touch range blows but casting a 3rd level spell you have buffed to high hell for a reservoir point, now a renewable resource, is <text:span text:style-name="T9">awesome.</text:span> You also get your Charisma to the dispel check, as if you didn’t have your checks high enough already. Basically, now you can Destructive Dispel with a touch attack and 1 reservoir point. Definitely worth wasting an exploit on Spell Disruption.</text:p>
      <text:p text:style-name="P1"/>
      <text:p text:style-name="P1"><text:span text:style-name="T20">Redirect Spell</text:span>- So at the cost of a point from your reservoir, you get to control enemy spells for a round instead of countering them outright. Your CL checks are sky-high, there’s a decent number of spells this applies to, and Redirect Spell has no Exploit prerequisite, so you might as well snag this one if you’ve got nothing else. Kind of a waste of a standard action in a lot of cases, but it might be better than dispelling it outright if an opponent’s spell happens to work well against them. Works especially well on summoned monsters.</text:p>
      <text:p text:style-name="P1"><text:s/></text:p>
      <text:p text:style-name="P1"><text:span text:style-name="T16">Siphon Spell</text:span>- Gain reservoir points for using Greater Spell Disruption. This would be great if the spell you’re siphoning didn’t have to have an equal caster level. That said, if you exceed your dispel checks by 5 or more (ahahahaha) you get a free reservoir point, and two if it exceeds by 10. Not-so-great versus casters lower level than you, but then again, most spells they cast you’d just counter easily anyway. Siphon Spell is the only Exploit in this build that will reward you for not having the levels on an enemy caster.</text:p>
      <text:p text:style-name="P1"/>
      <text:p text:style-name="P1"><text:span text:style-name="T22">Spell Thief</text:span>- So this is kind of like the Redirect Spell of Spell Disruption. You steal enemy buffs and put them on yourself. Two problems with this: First, it’s a melee touch attack. Second, you’re not getting any of your caster level or dispel check bonuses to apply here. It’s just a flat will save. Pass.</text:p>
      <text:p text:style-name="P1"/>
      <text:p text:style-name="P30"><text:bookmark text:name="_m339xtebzwo3"/>Equipment</text:p>
      <text:p text:style-name="P1">For the most part, what you wear is up to you as there are few items that give the bonuses we need. I’m going to go through all the items that you’re going to want to pay special attention to. This is by no means an exhaustive list.</text:p>
      <text:p text:style-name="P1"/>
      <text:p text:style-name="P1"/>
      <text:p text:style-name="P1"><text:span text:style-name="T7">Staves</text:span></text:p>
      <text:p text:style-name="P1">A <text:span text:style-name="T9">Staff of Dispel Magic </text:span>containing the spell at just 1 charge is so incredibly useful to the Counter Savant that it should be bought as soon as possible. This spell fuels your readied counterspelling; your destructive, synergized targeted dispels; and your permanent duration spell disruption. You also can free up your 3rd level slot for one of the other amazing abjurations at that level, like <text:span text:style-name="T9">ablative sphere, protection from energy, communal resist energy, magic circle vs. evil, </text:span>or <text:span text:style-name="T9">greater stunning barrier. </text:span><text:s/>May the gods have mercy on your soul if your GM only allows printed staves, because the next cheapest staff with <text:span text:style-name="T9">dispel magic </text:span>is 72,000 gp more expensive.</text:p>
      <text:p text:style-name="P1"/>
      <text:p text:style-name="P1"><text:span text:style-name="T12">Staff of Dispel Magic</text:span> (9,600 gp)</text:p>
      <text:p text:style-name="P1"><text:span text:style-name="T16">Staff of Abjuration</text:span> (82,000 gp)</text:p>
      <text:p text:style-name="P6"/>
      <text:p text:style-name="P6"/>
      <text:p text:style-name="P1"><text:soft-page-break/><text:span text:style-name="T7">Rods</text:span></text:p>
      <text:p text:style-name="P1">Really any metamagic rod you can get your hand on is going to be great. I’m really not exaggerating here, you can definitely find a use for pretty much every metamagic rod in the game. Listed below are the ones I think are worth special mention, with some sample spells they work well with. Rods are awesome, even if it means switching out your staff for a round.</text:p>
      <text:p text:style-name="P1"/>
      <text:p text:style-name="P1"><text:span text:style-name="T13">Dazing Spell</text:span> (14,000 gp minimum)- <text:span text:style-name="T9">stone call, fireball, ball lightning</text:span></text:p>
      <text:p text:style-name="P1"><text:span text:style-name="T16">Disruptive Spell</text:span> (3,000 gp minimum)- <text:span text:style-name="T9">flaming sphere, slow, chain lightning</text:span></text:p>
      <text:p text:style-name="P1"><text:span text:style-name="T13">Extend Spell</text:span> (3,000 gp minimum)- <text:span text:style-name="T9">mage armor, resist energy, communal stoneskin</text:span></text:p>
      <text:p text:style-name="P1"><text:span text:style-name="T16">Persistent Spell</text:span><text:span text:style-name="T7"> </text:span>(9,000 gp minimum)- <text:span text:style-name="T9">heatstroke, accursed glare, spellcrash</text:span></text:p>
      <text:p text:style-name="P1"><text:span text:style-name="T16">Piercing Spell </text:span>(3,000 gp minimum)- <text:span text:style-name="T9">aggressive thundercloud, chain of perdition, dismissal</text:span></text:p>
      <text:p text:style-name="P1"><text:span text:style-name="T16">Silent Spell </text:span>(3,000 gp minimum)- <text:span text:style-name="T9">charm person, dimension door, break enchantment</text:span></text:p>
      <text:p text:style-name="P1"><text:span text:style-name="T13">Quicken Spell</text:span> (35,000 gp minimum)- <text:span text:style-name="T9">true strike, haste, spell absorption</text:span></text:p>
      <text:p text:style-name="P6"/>
      <text:p text:style-name="P6"/>
      <text:p text:style-name="P1"><text:span text:style-name="T7">Rings</text:span></text:p>
      <text:p text:style-name="P1">Pick two from the ones listed below and have fun. The <text:span text:style-name="T9">ring of sustenance </text:span>is only there if you don’t have the money to buy a Ring of Wizardry. Ideally you’d be getting a level 2 or higher <text:span text:style-name="T9">ring of wizardry</text:span>, but if that’s too pricey, the extra spells per day means you can cover all schools as first level spells for the Heighten trick. Plus you can always turn the extra spells back into arcane reservoir points.</text:p>
      <text:p text:style-name="P11"/>
      <text:p text:style-name="P1"><text:span text:style-name="T16">Ring of Protection</text:span> (varies)</text:p>
      <text:p text:style-name="P1"><text:span text:style-name="T20">Ring of Sustenance</text:span> (2,500 gp)<text:span text:style-name="T20"> </text:span></text:p>
      <text:p text:style-name="P1"><text:span text:style-name="T16">Ring of Wizardry</text:span> (varies)</text:p>
      <text:p text:style-name="P1"><text:span text:style-name="T16">Ring of Freedom of Movement </text:span>(40,000 gp)<text:span text:style-name="T20"> </text:span></text:p>
      <text:p text:style-name="P1"/>
      <text:p text:style-name="P1"/>
      <text:p text:style-name="P1"><text:soft-page-break/><text:span text:style-name="T7">Belt</text:span></text:p>
      <text:p text:style-name="P1">Honestly either dexterity or constitution will work just fine. Both are about as useful to you.</text:p>
      <text:p text:style-name="P11"/>
      <text:p text:style-name="P1"><text:span text:style-name="T16">Belt of Mighty Constitution</text:span> (varies)</text:p>
      <text:p text:style-name="P1"><text:span text:style-name="T16">Belt of Incredible Dexterity</text:span> (varies)</text:p>
      <text:p text:style-name="P1"><text:span text:style-name="T16">Belt of Physical Might (Dex/Con)</text:span> (varies)</text:p>
      <text:p text:style-name="P1"/>
      <text:p text:style-name="P6"/>
      <text:p text:style-name="P1"><text:span text:style-name="T7">Body</text:span></text:p>
      <text:p text:style-name="P1">It’s expensive, but oh boy is it good. Save up like hell and maybe by 14th level you can afford one of these. +4 to caster level checks is incredible.</text:p>
      <text:p text:style-name="P15"/>
      <text:p text:style-name="P1"><text:span text:style-name="T12">Otherworldly kimono</text:span> (67,000 gp)</text:p>
      <text:p text:style-name="P1"/>
      <text:p text:style-name="P6"/>
      <text:p text:style-name="P1"><text:span text:style-name="T7">Chest</text:span></text:p>
      <text:p text:style-name="P1">Just basic “don’t get grappled” insurance here. Obsolete if you have the Ring of Freedom of Movement.</text:p>
      <text:p text:style-name="P11"/>
      <text:p text:style-name="P1"><text:span text:style-name="T16">Quick Runner’s Shirt</text:span> (1,000 gp)</text:p>
      <text:p text:style-name="P1"><text:span text:style-name="T16">Unfettered Shirt</text:span> (10,000 gp)</text:p>
      <text:p text:style-name="P1"/>
      <text:p text:style-name="P1"/>
      <text:p text:style-name="P1"><text:soft-page-break/><text:span text:style-name="T7">Eyes</text:span></text:p>
      <text:p text:style-name="P1">Nothing in the Eyes slot is particularly noteworthy. 2,500 gp for +5 to perception isn’t a bad deal but you don’t need to go seeking out anything from here.</text:p>
      <text:p text:style-name="P9"/>
      <text:p text:style-name="P1"><text:span text:style-name="T20">Eyes of the Eagle</text:span> (2,500 gp)</text:p>
      <text:p text:style-name="P1"/>
      <text:p text:style-name="P1"/>
      <text:p text:style-name="P1"><text:span text:style-name="T7">Feet</text:span></text:p>
      <text:p text:style-name="P1">Feet slot items are mostly there to just give you extra forms of mobility. Extra <text:span text:style-name="T9">haste </text:span>or extra Teleports are both very handy to have.</text:p>
      <text:p text:style-name="P1"/>
      <text:p text:style-name="P1"><text:span text:style-name="T16">Boots of Speed</text:span> (12,000 gp)</text:p>
      <text:p text:style-name="P1"><text:span text:style-name="T16">Boots of Teleportation</text:span> (49,000 gp)</text:p>
      <text:p text:style-name="P1"/>
      <text:p text:style-name="P1"/>
      <text:p text:style-name="P1"><text:span text:style-name="T7">Hand</text:span></text:p>
      <text:p text:style-name="P1">If you think your Spellcraft is fine, take the <text:span text:style-name="T9">gloves of reconnaissance</text:span>. If it needs a boost, grab the <text:span text:style-name="T9">gloves of elvenkind</text:span>. Someone in your party needs First Aid Gloves, but it doesn’t have to be you.</text:p>
      <text:p text:style-name="P1"/>
      <text:p text:style-name="P1"><text:span text:style-name="T16">Gloves of Elvenkind</text:span> (2,500 gp)</text:p>
      <text:p text:style-name="P1"><text:span text:style-name="T16">Gloves of Reconnaissance</text:span> (2,000 gp)</text:p>
      <text:p text:style-name="P1"><text:span text:style-name="T16">First Aid Gloves </text:span>(4,500 gp)</text:p>
      <text:p text:style-name="P1"/>
      <text:p text:style-name="P1"/>
      <text:p text:style-name="P1"><text:soft-page-break/><text:span text:style-name="T7">Head</text:span></text:p>
      <text:p text:style-name="P1">You have to make a tough choice here. Do you want a chance to negate critical hits, do you want a chance to negate a failed save, or do you want to see through fog? Everything here is useful, but not strictly necessary. Ask your GM if the Cyclops helm can apply to caster level checks.</text:p>
      <text:p text:style-name="P1"/>
      <text:p text:style-name="P1"><text:span text:style-name="T16">Cyclops Helm </text:span>(5,600 gp)</text:p>
      <text:p text:style-name="P1"><text:span text:style-name="T16">Jingasa of the Fortunate Soldier</text:span> (5,000 gp)</text:p>
      <text:p text:style-name="P1"><text:span text:style-name="T16">Goz mask</text:span> (8,000 gp)</text:p>
      <text:p text:style-name="P1"/>
      <text:p text:style-name="P1"><text:span text:style-name="T7">Headband</text:span></text:p>
      <text:p text:style-name="P1">You need your intelligence as high as possible. Aim to get a better headband every 5 levels, starting at level 4 or so.</text:p>
      <text:p text:style-name="P1"/>
      <text:p text:style-name="P1"><text:span text:style-name="T12">Headband of Vast Intelligence</text:span> (varies)</text:p>
      <text:p text:style-name="P1"/>
      <text:p text:style-name="P1"/>
      <text:p text:style-name="P1"><text:span text:style-name="T7">Neck</text:span></text:p>
      <text:p text:style-name="P1">You’re either choosing extra AC or extra spells until you can afford the <text:span text:style-name="T9">necklace of netted stars. </text:span><text:s/>You’re getting another once-per-day counterspell from this, and we take as many of those as we can get.</text:p>
      <text:p text:style-name="P1"/>
      <text:p text:style-name="P1"><text:span text:style-name="T16">Amulet of Natural Armor</text:span> (varies)</text:p>
      <text:p text:style-name="P1"><text:span text:style-name="T16">Amulet of Spell Mastery</text:span> (22,000 gp)</text:p>
      <text:p text:style-name="P1"><text:span text:style-name="T13">Necklace of Netted Stars</text:span><text:span text:style-name="T7"> </text:span>(42,000 gp)</text:p>
      <text:p text:style-name="P1"/>
      <text:p text:style-name="P1"/>
      <text:p text:style-name="P1"><text:soft-page-break/><text:span text:style-name="T7">Shoulders</text:span></text:p>
      <text:p text:style-name="P1">Don’t even think about not wearing a <text:span text:style-name="T9">cloak of resistance</text:span>.</text:p>
      <text:p text:style-name="P1"/>
      <text:p text:style-name="P1"><text:span text:style-name="T12">Cloak of Resistance</text:span> (varies)</text:p>
      <text:p text:style-name="P1"/>
      <text:p text:style-name="P1"><text:span text:style-name="T7">Wrists</text:span></text:p>
      <text:p text:style-name="P1">Easy AC is nice. Too bad the bracers don’t stack with Mage Armor. Not really much here, if you happen to pick these up along the way it’s worth not selling them, but don’t go out of your way to buy them.</text:p>
      <text:p text:style-name="P11"/>
      <text:p text:style-name="P1"><text:span text:style-name="T20">Bracers of Armor</text:span> (varies)</text:p>
      <text:p text:style-name="P6"/>
      <text:p text:style-name="P6"/>
      <text:p text:style-name="P1"><text:span text:style-name="T7">Slotless</text:span></text:p>
      <text:p text:style-name="P11"/>
      <text:p text:style-name="P1"><text:span text:style-name="T16">Altar of Nethys </text:span>(8,000 gp)- Heavy as hell, but if you can swing it, you’re getting +2 to your two most useful skills and +1 CL to whatever <text:span text:style-name="T9">dispel </text:span>you wish. Good for campaigns set in one place.</text:p>
      <text:p text:style-name="P1"><text:span text:style-name="T12">Cracked Dusty Rose Prism Ioun Stone</text:span> (500 gp)- Cheap initiative. Literally why not?</text:p>
      <text:p text:style-name="P1"><text:span text:style-name="T12">Numerology Cylinder </text:span>(5,000 gp)- This item is nuts. Your Knowledge (arcana) is going to be pumped up anyway, and by level 10 or so a DC 25 is child’s play. +2 CL is just what you need.</text:p>
      <text:p text:style-name="P1"><text:span text:style-name="T12">Orange prism</text:span> (30,000 gp)- Expensive but worth it.</text:p>
      <text:p text:style-name="P1"><text:span text:style-name="T16">Runestone of Power</text:span> (varies)- Always useful to have extra spells.</text:p>
      <text:p text:style-name="P1"/>
      <text:p text:style-name="P1"/>
      <text:p text:style-name="P1"><text:span text:style-name="T7">Mundane Items</text:span></text:p>
      <text:p text:style-name="P1"><text:soft-page-break/><text:span text:style-name="T13">Masterwork Tool</text:span> (50 gp)- +2 to Spellcraft and Knowledge (arcana) for cheap.</text:p>
      <text:p text:style-name="P1"><text:span text:style-name="T13">Myrrh </text:span>(2gp/4 doses)- Incredibly cheap consumable Alchemical Power Component that gives you a flat +1 on CL and Dispel checks. Buy a ton of it to use with your counterspells.</text:p>
      <text:p text:style-name="P1"/>
      <text:p text:style-name="P30"><text:bookmark text:name="_3acyyho4sk9k"/>Sample Choices Per Level</text:p>
      <text:p text:style-name="P1"/>
      <text:p text:style-name="P1">Here’s a path you might take if your GM is more on the lenient side:</text:p>
      <text:p text:style-name="P1"/>
      <text:p text:style-name="P1">1 <text:tab/>Gifted Adept<text:tab/><text:tab/><text:tab/>(Magic Trait)</text:p>
      <text:p text:style-name="P1">1 <text:tab/>Spell Duel Prodigy<text:tab/><text:tab/>(Regional Trait)</text:p>
      <text:p text:style-name="P1">1 <text:tab/>Improved Initiative <text:tab/><text:tab/>(Feat)</text:p>
      <text:p text:style-name="P1">1 <text:tab/>Additional Traits <text:tab/><text:tab/>(Feat)</text:p>
      <text:p text:style-name="P1">1 <text:tab/>Adopted (Dwarf; SoL)<text:tab/><text:tab/>(Social Trait)</text:p>
      <text:p text:style-name="P1">1 <text:tab/>Reactionary<text:tab/><text:tab/><text:tab/>(Combat trait)</text:p>
      <text:p text:style-name="P1">3 <text:tab/>Heighten Spell <text:tab/><text:tab/>(Feat)</text:p>
      <text:p text:style-name="P1">5 <text:tab/>Preferred Spell <text:tab/><text:tab/>(Feat)</text:p>
      <text:p text:style-name="P1">5 <text:tab/>Counterspell <text:tab/><text:tab/><text:tab/>(Exploit)</text:p>
      <text:p text:style-name="P1">7 <text:tab/>Dispel Synergy <text:tab/><text:tab/>(Feat)</text:p>
      <text:p text:style-name="P1">9<text:tab/>Dispel Focus<text:tab/><text:tab/><text:tab/>(Feat)</text:p>
      <text:p text:style-name="P1">9 <text:tab/>Quick Study<text:tab/><text:tab/><text:tab/>(Exploit)</text:p>
      <text:p text:style-name="P1">11 <text:tab/>Destructive Dispel <text:tab/><text:tab/>(Feat)</text:p>
      <text:p text:style-name="P1">11<text:tab/>Greater Counterspell<text:tab/><text:tab/>(Exploit)</text:p>
      <text:p text:style-name="P1"><text:soft-page-break/>13 <text:tab/>Extra Reservoir<text:tab/><text:tab/>(Feat)</text:p>
      <text:p text:style-name="P1">13 <text:tab/>Counter Drain<text:tab/><text:tab/><text:tab/>(Exploit)</text:p>
      <text:p text:style-name="P1">15 <text:tab/>Parry Spell <text:tab/><text:tab/><text:tab/>(Feat)</text:p>
      <text:p text:style-name="P1">15 <text:tab/>Spell Disruption<text:tab/><text:tab/>(Exploit)</text:p>
      <text:p text:style-name="P1">17 <text:tab/>Ordered Mind <text:tab/><text:tab/><text:tab/>(Feat)</text:p>
      <text:p text:style-name="P1">17 <text:tab/>Greater Spell Disruption<text:tab/>(Exploit)</text:p>
      <text:p text:style-name="P1">19 <text:tab/>Spell Penetration <text:tab/><text:tab/>(Feat)</text:p>
      <text:p text:style-name="P1">19<text:tab/>Siphon Spell<text:tab/><text:tab/><text:tab/>(Exploit)</text:p>
      <text:p text:style-name="P1"/>
      <text:p text:style-name="P1"/>
      <text:p text:style-name="P1"><text:span text:style-name="T7">Dispel Magic Benchmarks by Level</text:span></text:p>
      <text:p text:style-name="P1"/>
      <text:p text:style-name="P1">First number is to CL checks and the second number is to dispel checks.</text:p>
      <text:p text:style-name="P1"/>
      <text:p text:style-name="P1">Level 1: +2/+4 to <text:span text:style-name="T9">dispel magic</text:span>, <text:span text:style-name="T9">+</text:span>1/+3 to <text:span text:style-name="T9">greater dispel magic</text:span></text:p>
      <text:p text:style-name="P1">Level 9: +2/+6 to <text:span text:style-name="T9">dispel magic, </text:span>+3/+5 to <text:span text:style-name="T9">greater dispel magic</text:span></text:p>
      <text:p text:style-name="P1">With Orange Prism: +3/+7 to <text:span text:style-name="T9">dispel magic, </text:span>+3/+6 to <text:span text:style-name="T9">greater dispel magic</text:span></text:p>
      <text:p text:style-name="P1">With Otherworldly Kimono +7/+11 to <text:span text:style-name="T9">dispel magic, </text:span>+7/+10 to <text:span text:style-name="T9">greater dispel magic</text:span></text:p>
      <text:p text:style-name="P1"/>
      <text:p text:style-name="P1">Here’s a path you might take if your GM is more on the hesitant side:</text:p>
      <text:p text:style-name="P1"/>
      <text:p text:style-name="P1"><text:soft-page-break/>1 Gifted Adept<text:tab/><text:tab/><text:tab/>(Magic Trait)</text:p>
      <text:p text:style-name="P1">1 Secret of the Impossible Kingdom<text:tab/><text:tab/>(Regional Trait)</text:p>
      <text:p text:style-name="P1">1 Spell Focus (abjuration)<text:tab/>(Feat)</text:p>
      <text:p text:style-name="P1">1 Varisian Tattoo<text:tab/><text:tab/>(Feat)</text:p>
      <text:p text:style-name="P1">3 Improved Initiative<text:tab/><text:tab/>(Feat)</text:p>
      <text:p text:style-name="P1">5 Additional Traits<text:tab/><text:tab/>(Feat)</text:p>
      <text:p text:style-name="P1">5 Adopted (Dwarf; SoL)<text:tab/>(Social Trait)</text:p>
      <text:p text:style-name="P1">5 Reactionary <text:tab/><text:tab/><text:tab/>(Combat Trait)</text:p>
      <text:p text:style-name="P1">5 Counterspell<text:tab/><text:tab/><text:tab/>(Exploit)</text:p>
      <text:p text:style-name="P1">7 Dispel Synergy<text:tab/><text:tab/>(Feat)</text:p>
      <text:p text:style-name="P1">9 Spell Specialization<text:tab/><text:tab/>(Feat)</text:p>
      <text:p text:style-name="P1">9 Quick Study<text:tab/><text:tab/><text:tab/>(Exploit)</text:p>
      <text:p text:style-name="P1">11 Extra Exploit<text:tab/><text:tab/>(Feat)</text:p>
      <text:p text:style-name="P1">11 Counter Drain<text:tab/><text:tab/>(Exploit)</text:p>
      <text:p text:style-name="P1">11 Greater Counterspell<text:tab/>(Exploit)</text:p>
      <text:p text:style-name="P1">13 Destructive Dispel<text:tab/><text:tab/>(Feat)</text:p>
      <text:p text:style-name="P1">13 Item Crafting (Craft Staff)<text:tab/>(Exploit)</text:p>
      <text:p text:style-name="P24">15 Parry Spell<text:tab/><text:tab/><text:tab/>(Feat)</text:p>
      <text:p text:style-name="P24">15 Potent Magic<text:tab/><text:tab/>(Exploit)</text:p>
      <text:p text:style-name="P1">17 Extra Reservoir<text:tab/><text:tab/>(Feat)</text:p>
      <text:p text:style-name="P1">17 Spell Disruption<text:tab/><text:tab/>(Exploit) <text:tab/></text:p>
      <text:p text:style-name="P1"><text:soft-page-break/>19 Spell Penetration<text:tab/><text:tab/>(Feat)</text:p>
      <text:p text:style-name="P1">19 Greater Spell Disruption<text:tab/>(Exploit)</text:p>
      <text:p text:style-name="P1"/>
      <text:p text:style-name="P1"><text:span text:style-name="T7">Dispel Magic Benchmarks by Level</text:span></text:p>
      <text:p text:style-name="P1"/>
      <text:p text:style-name="P1">First number is to CL checks and the second number is to dispel checks.</text:p>
      <text:p text:style-name="P1"/>
      <text:p text:style-name="P1">Level 1: +3/+3 to <text:span text:style-name="T9">dispel magic</text:span>, <text:span text:style-name="T9">+</text:span>0/+1 to <text:span text:style-name="T9">greater dispel magic</text:span></text:p>
      <text:p text:style-name="P1">Level 5: +4/+4 to <text:span text:style-name="T9">dispel magic, </text:span>+1/+2 to <text:span text:style-name="T9">greater dispel magic</text:span></text:p>
      <text:p text:style-name="P1">With Orange Prism: +5/+5 to <text:span text:style-name="T9">dispel magic, </text:span>+2/+3 to <text:span text:style-name="T9">greater dispel magic</text:span></text:p>
      <text:p text:style-name="P1">With Otherworldly Kimono +9/+9 to <text:span text:style-name="T9">dispel magic, </text:span>+6/+7 to <text:span text:style-name="T9">greater dispel magic</text:span></text:p>
      <text:p text:style-name="P1"/>
      <text:p text:style-name="P1"/>
      <text:p text:style-name="P1"/>
      <text:p text:style-name="P30"><text:bookmark text:name="_z915nk2p8a4q"/>Example Characters for Levels 6, 12, and 18</text:p>
      <text:p text:style-name="P30"><text:bookmark text:name="_79ji048yh2jy"/><text:s/></text:p>
      <text:p text:style-name="P1">Presented below are three different takes on building a Counter Savant, presented at levels 6, 12, and 18. Each build was generated with 20 point-buy and assumes the standard wealth a PC should have.</text:p>
      <text:p text:style-name="P1"/>
      <text:p text:style-name="P1"/>
      <text:p text:style-name="P1">This build is focused around going first at all costs to have the best chance at disrupting enemy casting.</text:p>
      <text:p text:style-name="P1"/>
      <text:p text:style-name="P1"><text:soft-page-break/>Mia here is only just starting to step into her role as a Counter Savant. Having only just gotten access to both Counterspell Mastery and <text:span text:style-name="T9">dispel magic, </text:span>she now is finally able to counterspell without using her standard actions. Whenever an Abjuration or Transmutation spell of 2nd level is cast, or whenever a Conjuration, Abjuration, or Necromancy spell of 1st level is cast Mia will be able to use her class features to immediately counterspell. So long as she is against a caster, she will be able to use her standard actions to Ready an action. If she does not have an appropriate counterspell, she will use <text:span text:style-name="T9">dispel magic.</text:span></text:p>
      <text:p text:style-name="P1"/>
      <text:p text:style-name="P4"><text:span text:style-name="T31">Mia Eluvera</text:span></text:p>
      <text:p text:style-name="P4">Female Elf Arcanist [school savant] 6</text:p>
      <text:p text:style-name="P4">NG Medium humanoid (elf)</text:p>
      <text:p text:style-name="P4"><text:span text:style-name="T7">Init</text:span> +11; <text:span text:style-name="T7">Senses</text:span><text:a xlink:type="simple" xlink:href="http://www.d20pfsrd.com/gamemastering/special-abilities#TOC-Low-Light-Vision" text:style-name="ListLabel_20_58" text:visited-style-name="ListLabel_20_58"> </text:a>low-light vision; Perception +2</text:p>
      <text:p text:style-name="P25"><text:span text:style-name="T7">DEFENSE</text:span></text:p>
      <text:p text:style-name="P4"><text:span text:style-name="T7">AC</text:span> 17, touch 12, flat-footed 15 (+1 armor, +2 Dex, +4 shield)</text:p>
      <text:p text:style-name="P4"><text:span text:style-name="T7">hp</text:span> 31 (6 HD; 6d6+12)</text:p>
      <text:p text:style-name="P4"><text:span text:style-name="T7">Fort</text:span> +3, <text:span text:style-name="T7">Ref</text:span> +4, <text:span text:style-name="T7">Will</text:span> +6; +2 vs enchantments</text:p>
      <text:p text:style-name="P4"><text:span text:style-name="T7">Immune </text:span>sleep; <text:span text:style-name="T7">Resist </text:span>fire 5</text:p>
      <text:p text:style-name="P25"><text:span text:style-name="T7">OFFENSE</text:span></text:p>
      <text:p text:style-name="P4"><text:span text:style-name="T7">Speed</text:span> 30 ft.</text:p>
      <text:p text:style-name="P4"><text:span text:style-name="T7">Melee</text:span> quarterstaff<text:span text:style-name="T9"> </text:span>+1/+1 (1d6-2)</text:p>
      <text:p text:style-name="P4"><text:span text:style-name="T7">Ranged</text:span><text:a xlink:type="simple" xlink:href="http://www.d20pfsrd.com/magic/all-spells/f/flame-blade" text:style-name="ListLabel_20_58" text:visited-style-name="ListLabel_20_58"> </text:a>masterwork light crossbow +5 (1d8/19-20)</text:p>
      <text:p text:style-name="P4"><text:span text:style-name="T7">Special Attacks</text:span> Disruption (+2 touch, 3 rounds, 9/day)</text:p>
      <text:p text:style-name="P26"/>
      <text:p text:style-name="P4"><text:span text:style-name="T7">Arcanist Spells Prepared</text:span> (CL 6th; concentration +12)</text:p>
      <text:p text:style-name="P26"/>
      <text:p text:style-name="P27"><text:span text:style-name="T7">3rd (3/day)</text:span>--<text:span text:style-name="T9">dispel magic</text:span> (CL 7, dispel +9)<text:span text:style-name="T9">, fly</text:span></text:p>
      <text:p text:style-name="P27"><text:span text:style-name="T7">2nd (6/day)</text:span>-- <text:span text:style-name="T9">acid arrow, resist energy, blindness/deafness </text:span>(DC 18)<text:span text:style-name="T9"> </text:span><text:s/></text:p>
      <text:p text:style-name="P27"><text:soft-page-break/><text:span text:style-name="T7">1st (6/day)</text:span>-- <text:span text:style-name="T9">charm person, color spray </text:span>(DC 17)<text:span text:style-name="T9">, reduce person, shield, snowball </text:span>(DC 17)</text:p>
      <text:p text:style-name="P27"><text:span text:style-name="T7">0 (at will)</text:span>--<text:span text:style-name="T9">acid splash, detect magic, ghost sound </text:span>(DC 16)<text:span text:style-name="T9">, mage hand, prestidigitation, read magic, resistance</text:span></text:p>
      <text:p text:style-name="P27"/>
      <text:p text:style-name="P27">Opposition Schools-- divination, evocation</text:p>
      <text:p text:style-name="P27"><text:span text:style-name="T7">Counterspeller School</text:span> <text:span text:style-name="T7">Powers</text:span>-- <text:s/>Resistance, Disruption, Counterspell Mastery</text:p>
      <text:p text:style-name="P27"/>
      <text:p text:style-name="P25"><text:span text:style-name="T7">STATISTICS</text:span></text:p>
      <text:p text:style-name="P4"><text:span text:style-name="T7">Str</text:span> 7, <text:span text:style-name="T7">Dex</text:span> 14, <text:span text:style-name="T7">Con</text:span> 12, <text:span text:style-name="T7">Int</text:span> 22, <text:span text:style-name="T7">Wis</text:span> 12, <text:span text:style-name="T7">Cha</text:span> 13</text:p>
      <text:p text:style-name="P4"><text:span text:style-name="T7">Base Atk</text:span> +3; <text:span text:style-name="T7">CMB</text:span> +1; <text:span text:style-name="T7">CMD</text:span> 13</text:p>
      <text:p text:style-name="P4"><text:span text:style-name="T7">Feats</text:span><text:a xlink:type="simple" xlink:href="http://www.d20pfsrd.com/feats/monster-feats/ability-focus" text:style-name="ListLabel_20_58" text:visited-style-name="ListLabel_20_58"> </text:a>Additional Traits, Improved Counterspell, Improved Initiative, Run, Spell Focus (abjuration)</text:p>
      <text:p text:style-name="P4"><text:span text:style-name="T7">Traits </text:span>Adopted (Strength of the Land), Reactionary, Gifted Adept (dispel magic), Spell Duel Prodigy</text:p>
      <text:p text:style-name="P4"><text:span text:style-name="T7">Skills</text:span><text:a xlink:type="simple" xlink:href="http://www.d20pfsrd.com/skills/acrobatics" text:style-name="ListLabel_20_58" text:visited-style-name="ListLabel_20_58"> </text:a>Acrobatics +3, Escape Artist +3, Knowledge (arcana) +14, Knowledge (local) +12, Knowledge (nature) +11, Knowledge (planes) +11, Linguistics +11, Perception +2, Spellcraft +17 (+19 to identify spells and items), Stealth +8, Use Magic Device +9</text:p>
      <text:p text:style-name="P4"><text:span text:style-name="T7">Languages</text:span> Common, Elven, 8 other languages</text:p>
      <text:p text:style-name="P4"><text:span text:style-name="T7">SQ</text:span> arcane exploits (counterspell), arcane reservoir (6/day, 9 max), consume spells, racial traits (fleet-footed, elven magic)</text:p>
      <text:p text:style-name="P4"><text:span text:style-name="T7">Combat</text:span> <text:span text:style-name="T7">Gear</text:span> quarterstaff, masterwork light crossbow, <text:span text:style-name="T9">potion of cure light wounds </text:span>(3), <text:span text:style-name="T9">potion of lesser restoration, scroll of comprehend languages, scroll of burning hands, scroll of fox’s cunning</text:span> <text:span text:style-name="T7">Other Gear</text:span> <text:span text:style-name="T9">bracers of armor +1, cracked dusty rose prism ioun stone, cloak of resistance +1, elixir of hiding, headband of vast intelligence [stealth] +2, </text:span>masterwork tool (Spellcraft), <text:span text:style-name="T9">runestone of power I, </text:span>1100 gp.</text:p>
      <text:p text:style-name="P25"><text:span text:style-name="T7">SPECIAL ABILITIES</text:span></text:p>
      <text:p text:style-name="P32"><text:bookmark text:name="_j8tolgmvcbsb"/><text:span text:style-name="T30">Counterspell Mastery (Su)</text:span></text:p>
      <text:p text:style-name="P4">Mia may attempt to counterspell an opponent’s spell once per day as an immediate action (instead of a readied action). She must use a spell at least one level higher than the spell being countered to use this ability.</text:p>
      <text:p text:style-name="P32"><text:bookmark text:name="_hg2hu2s0vki0"/><text:span text:style-name="T30">Counterspell Exploit (Su)</text:span></text:p>
      <text:p text:style-name="P4">By expending 1 point from her arcane reservoir, Mia can attempt to counter a spell as it is being cast. She must identify the spell being cast as normal. If she successfully does so, Mia can attempt to counter the spell as an immediate action and by expending an available arcanist spell slot of a level at least one higher than the level of the spell being cast. To counterspell, Mia must attempt a dispel check as if using <text:span text:style-name="T9">dispel magic</text:span>. If the spell being countered is one that Mia has prepared, she can instead expend an available arcanist spell slot of the same level, and she receives a +5 bonus on the dispel check. Counterspelling in this way does not trigger any feats or other abilities that normally occur when a spellcaster successfully counters a spell.</text:p>
      <text:p text:style-name="P4"/>
      <text:p text:style-name="P1"><text:soft-page-break/></text:p>
      <text:p text:style-name="P4">This build is focused around applying debuffs to enemies to hopefully end encounters quickly without having to use a lot of Arcane Reservoir points. His spells are carefully chosen to be some of the offensive spells he fears the most. Jorg has been counterspelling for a good while now, and understands the concept well. He makes sure all 6 schools he doesn’t oppose are well-distributed across his spell levels so he can try and use as few higher-level slots as possible. He can Heighten his preferred <text:span text:style-name="T9">magic missile </text:span>to take care of any evocation spells he deems problematic by using one of his two uses of Metamagic Mastery. He also can Heighten his only divination, <text:span text:style-name="T9">detect secret doors, </text:span>for the same effect. </text:p>
      <text:p text:style-name="P4"/>
      <text:p text:style-name="P4">Jorg has countered magic long enough to know every spell as it is cast, and can identify nearly every spell’s effects on a target. He knows what magical buffs are threatening, and when he dispels them his opponents are usually stunned and more vulnerable to his next attack.</text:p>
      <text:p text:style-name="P4"/>
      <text:p text:style-name="P4"/>
      <text:p text:style-name="P16"/>
      <text:p text:style-name="P4"><text:span text:style-name="T31">Jorg Princendale</text:span></text:p>
      <text:p text:style-name="P4">Male Human Arcanist [school savant] 12</text:p>
      <text:p text:style-name="P4">N Medium humanoid (human)</text:p>
      <text:p text:style-name="P4"><text:span text:style-name="T7">Init</text:span> +8; <text:span text:style-name="T7">Senses</text:span> Perception +3</text:p>
      <text:p text:style-name="P25"><text:span text:style-name="T7">DEFENSE</text:span></text:p>
      <text:p text:style-name="P4"><text:span text:style-name="T7">AC</text:span> 21, touch 13, flat-footed 19 (+2 armor, +1 deflection, +2 Dex, +2 natural, +4 shield)</text:p>
      <text:p text:style-name="P4"><text:span text:style-name="T7">hp</text:span> 80 (12 HD; 12d6+36)</text:p>
      <text:p text:style-name="P4"><text:span text:style-name="T7">Fort</text:span> +9, <text:span text:style-name="T7">Ref</text:span> +9, <text:span text:style-name="T7">Will</text:span> +10; </text:p>
      <text:p text:style-name="P4"><text:span text:style-name="T7">DR </text:span>10/adamantine <text:span text:style-name="T7">Resist </text:span>fire 10</text:p>
      <text:p text:style-name="P25"><text:span text:style-name="T7">OFFENSE</text:span></text:p>
      <text:p text:style-name="P4"><text:span text:style-name="T7">Speed</text:span> 30 ft.</text:p>
      <text:p text:style-name="P4"><text:span text:style-name="T7">Ranged</text:span><text:a xlink:type="simple" xlink:href="http://www.d20pfsrd.com/magic/all-spells/f/flame-blade" text:style-name="ListLabel_20_58" text:visited-style-name="ListLabel_20_58"> </text:a><text:span text:style-name="T9">+1 shock light crossbow</text:span> +9 (1d8+1 plus 1d6 electricity/19-20)</text:p>
      <text:p text:style-name="P4"><text:span text:style-name="T7">Special Attacks</text:span> Disruption (+5 touch, 6 rounds, 11/day)</text:p>
      <text:p text:style-name="P4"><text:span text:style-name="T7">Staff </text:span><text:span text:style-name="T9">staff of dispel magic </text:span>(CL 14, dispel +18, DC 21; 10 charges)</text:p>
      <text:p text:style-name="P26"><text:soft-page-break/></text:p>
      <text:p text:style-name="P4"><text:span text:style-name="T7">Arcanist Spells Prepared</text:span> (CL 13th; concentration +21)</text:p>
      <text:p text:style-name="P28"/>
      <text:p text:style-name="P27"><text:span text:style-name="T7">6th (3/day)</text:span>--<text:span text:style-name="T9">greater dispel magic </text:span>(CL 13, dispel +17, DC 25), <text:span text:style-name="T9">flesh to stone </text:span>(DC 24)</text:p>
      <text:p text:style-name="P27"><text:span text:style-name="T7">5th (5/day)</text:span>-- <text:span text:style-name="T9">dismissal </text:span>(DC 23)<text:span text:style-name="T9">, teleport, feeblemind </text:span>(DC 23)</text:p>
      <text:p text:style-name="P27"><text:span text:style-name="T7">4th (6/day)</text:span>-- <text:span text:style-name="T9">crushing despair </text:span>(DC 22)<text:span text:style-name="T9">, enervation, greater invisibility, stoneskin</text:span></text:p>
      <text:p text:style-name="P27"><text:span text:style-name="T7">3rd (6/day)</text:span>--<text:span text:style-name="T9">accursed glare </text:span>(DC 21)<text:span text:style-name="T9">, haste, heroism, magic circle against evil, summon monster III</text:span></text:p>
      <text:p text:style-name="P27"><text:span text:style-name="T7">2nd (6/day)</text:span>--<text:span text:style-name="T9">acid arrow, alter self, glitterdust </text:span>(DC 20)<text:span text:style-name="T9">, hideous laughter </text:span>(DC 20)<text:span text:style-name="T9">, mirror image, resist energy</text:span></text:p>
      <text:p text:style-name="P27"><text:span text:style-name="T7">1st (6/day)</text:span>--<text:span text:style-name="T9">charm person </text:span>(DC 19)<text:span text:style-name="T9">, detect secret doors, feather fall, grease, shield</text:span></text:p>
      <text:p text:style-name="P27"><text:span text:style-name="T7">0 (at will)</text:span>--<text:span text:style-name="T9">acid splash, detect magic, ghost sound </text:span>(DC 16)<text:span text:style-name="T9">, mending, message, prestidigitation, read magic, resistance </text:span></text:p>
      <text:p text:style-name="P27"/>
      <text:p text:style-name="P27">Opposition Schools-- divination, evocation</text:p>
      <text:p text:style-name="P27"><text:span text:style-name="T7">Counterspeller School</text:span> <text:span text:style-name="T7">Powers</text:span>-- <text:s/>Resistance, Disruption, Counterspell Mastery</text:p>
      <text:p text:style-name="P27"/>
      <text:p text:style-name="P25"><text:span text:style-name="T7">STATISTICS</text:span></text:p>
      <text:p text:style-name="P4"><text:span text:style-name="T7">Str</text:span> 8, <text:span text:style-name="T7">Dex</text:span> 14, <text:span text:style-name="T7">Con</text:span> 14, <text:span text:style-name="T7">Int</text:span> 26, <text:span text:style-name="T7">Wis</text:span> 8, <text:span text:style-name="T7">Cha</text:span> 14</text:p>
      <text:p text:style-name="P4"><text:span text:style-name="T7">Base Atk</text:span> +6; <text:span text:style-name="T7">CMB</text:span> +5; <text:span text:style-name="T7">CMD</text:span> 17</text:p>
      <text:p text:style-name="P4"><text:span text:style-name="T7">Feats</text:span><text:a xlink:type="simple" xlink:href="http://www.d20pfsrd.com/feats/monster-feats/ability-focus" text:style-name="ListLabel_20_58" text:visited-style-name="ListLabel_20_58"> </text:a>Additional Traits, Dispel Focus, Dispel Synergy, Destructive Dispel, Heighten Spell, Improved Counterspell, Improved Initiative, Preferred Spell (<text:span text:style-name="T9">magic missile</text:span>)</text:p>
      <text:p text:style-name="P4"><text:span text:style-name="T7">Traits </text:span>Adopted (Strength of the Land), Reactionary, Gifted Adept (dispel magic), Spell Duel Prodigy</text:p>
      <text:p text:style-name="P4"><text:span text:style-name="T7">Skills</text:span><text:a xlink:type="simple" xlink:href="http://www.d20pfsrd.com/skills/acrobatics" text:style-name="ListLabel_20_58" text:visited-style-name="ListLabel_20_58"> </text:a>Acrobatics +6, Bluff +14, Knowledge (arcana) +25, Knowledge (the rest) +17, Linguistics +15, Perception +3, Spellcraft +25 (+27 to identify spells), Use Magic Device +13</text:p>
      <text:p text:style-name="P4"><text:span text:style-name="T7">Languages</text:span> Common, 12 other languages</text:p>
      <text:p text:style-name="P4"><text:soft-page-break/><text:span text:style-name="T7">SQ</text:span> arcane exploits (counterspell, potent magic), arcane reservoir (9/day, 15 max), consume spells, greater exploits (counter drain)</text:p>
      <text:p text:style-name="P4"><text:span text:style-name="T7">Combat</text:span> <text:span text:style-name="T7">Gear </text:span><text:span text:style-name="T9">+1 shock light crossbow, staff of dispel magic </text:span>(10 charges), <text:span text:style-name="T9">wand of cure light wounds </text:span>(50 charges), <text:span text:style-name="T9">potion of cure serious wounds </text:span>(3), <text:span text:style-name="T9">scroll of lightning bolt </text:span>(2), <text:span text:style-name="T9">scroll of mirror image, scroll of air bubble, scroll of enlarge person, </text:span>50 cold iron bolts <text:span text:style-name="T7">Other Gear</text:span> <text:span text:style-name="T9">amulet of natural armor +2, bag of holding I, belt of incredible dexterity +2, bracers of armor +2, cracked dusty rose prism ioun stone, cloak of resistance +3, headband of vast intelligence [bluff] +4, gloves of arrow snaring, orange prism ioun stone, ring of protection +1, runestone of power II, </text:span>masterwork tools (Spellcraft, Knowledge [arcana]), 80 doses myrrh,<text:span text:style-name="T9"> </text:span>2,450 gp.</text:p>
      <text:p text:style-name="P25"><text:span text:style-name="T7">SPECIAL ABILITIES</text:span></text:p>
      <text:p text:style-name="P32"><text:bookmark text:name="_9fm7h45uqxjz"/><text:span text:style-name="T30">Counterspell Mastery (Su)</text:span></text:p>
      <text:p text:style-name="P4">Jorg may attempt to counterspell an opponent’s spell twice per day as an immediate action (instead of a readied action). He must use a spell at least one level higher than the spell being countered to use this ability.</text:p>
      <text:p text:style-name="P32"><text:bookmark text:name="_c6e8srczvom5"/><text:span text:style-name="T30">Counterspell Exploit (Su)</text:span></text:p>
      <text:p text:style-name="P4">By expending 1 point from his arcane reservoir, Jorg can attempt to counter a spell as it is being cast. He must identify the spell being cast as normal. If he successfully does so, he can attempt to counter the spell as an immediate action and by expending an available arcanist spell slot of a level at least one higher than the level of the spell being cast. To counterspell, Jorg must attempt a dispel check as if using <text:span text:style-name="T9">dispel magic</text:span>. If the spell being countered is one that he has prepared, he can instead expend an available arcanist spell slot of the same level, and he receives a +5 bonus on the dispel check. Counterspelling in this way does not trigger any feats or other abilities that normally occur when a spellcaster successfully counters a spell.</text:p>
      <text:p text:style-name="P4"/>
      <text:p text:style-name="P4"><text:span text:style-name="T8">Counter Drain (Su)</text:span></text:p>
      <text:p text:style-name="P4">Whenever Jorg successfully uses the counterspell exploit, he regains a number of points to his arcane reservoir, which is determined by the level of the spell countered. Spells of 2nd level or lower do not restore any points to his arcane reservoir. Spells of 3rd and higher restore 1 point to his arcane reservoir for every three spell levels (rounded down), to a maximum of 3 points at 9th level.</text:p>
      <text:p text:style-name="P4">This is an example of a build you would never play unless you created it at 18th level. It is focused around getting an obscene caster level check to <text:span text:style-name="T9">greater dispel magic</text:span>. Vane has been travelling for so many years he’s forgotten just how old he actually is. He is completely attuned to his surroundings and can counterspell just about anything. During his turns, he likes to do some blasting with his evocations (truly his one most regrettable vice) to assist the party in dealing damage. Even with his Ordered Mind, Vane is able to identify every spell as it is cast without fail, and will almost always be able to have a counter. He is widely known for the incredible power behind his <text:span text:style-name="T9">greater dispel magic, </text:span>as his party members say he’s been working on that one spell for the past six years. He has gotten so adept at it that only spells of higher caster levels can possibly give him trouble, and when he inevitably strips opponents’ defenses, they are left absolutely stunned. </text:p>
      <text:p text:style-name="P4"/>
      <text:p text:style-name="P4">For Vane, sometimes patience is a valuable strategy. When he readies an action to counterspell, he just needs to meet the level of the spell with his Ordered Mind feat. And When he inevitably counters it successfully, he is able to send the spell back on it’s master entirely. If forced into melee, his ability to disrupt passive spells leaves foes just as petrified, for if he merely grazes a finger on someone, they find themselves in for a stunning surprise.</text:p>
      <text:p text:style-name="P4"/>
      <text:p text:style-name="P4"><text:span text:style-name="T31">Vane Garundor</text:span></text:p>
      <text:p text:style-name="P4">Male Human Arcanist [school savant] 18</text:p>
      <text:p text:style-name="P4">LN Medium humanoid (human)</text:p>
      <text:p text:style-name="P4"><text:span text:style-name="T7">Init</text:span> +4; <text:span text:style-name="T7">Senses</text:span> all-around vision, Perception +7</text:p>
      <text:p text:style-name="P25"><text:span text:style-name="T7">DEFENSE</text:span></text:p>
      <text:p text:style-name="P4"><text:span text:style-name="T7">AC</text:span> 27, touch 16, flat-footed 24 (+4 armor, +3 deflection, +3 Dex, +3 natural, +4 shield)</text:p>
      <text:p text:style-name="P4"><text:span text:style-name="T7">hp</text:span> 80 (18 HD; 18d6+0)</text:p>
      <text:p text:style-name="P4"><text:soft-page-break/><text:span text:style-name="T7">Fort</text:span> +13, <text:span text:style-name="T7">Ref</text:span> +14, <text:span text:style-name="T7">Will</text:span> +15 </text:p>
      <text:p text:style-name="P4"><text:span text:style-name="T7">Resist </text:span>cold 10</text:p>
      <text:p text:style-name="P25"><text:span text:style-name="T7">OFFENSE</text:span></text:p>
      <text:p text:style-name="P4"><text:span text:style-name="T7">Speed</text:span> 30 ft.</text:p>
      <text:p text:style-name="P4"><text:span text:style-name="T7">Melee </text:span><text:span text:style-name="T9">+2 dancing spear </text:span>+11/+6 (1d8+2/x3) </text:p>
      <text:p text:style-name="P4"><text:span text:style-name="T7">Ranged</text:span><text:a xlink:type="simple" xlink:href="http://www.d20pfsrd.com/magic/all-spells/f/flame-blade" text:style-name="ListLabel_20_58" text:visited-style-name="ListLabel_20_58"> </text:a><text:span text:style-name="T9">+3 light crossbow</text:span> +15/+10 (1d8+3/19-20)</text:p>
      <text:p text:style-name="P4"><text:span text:style-name="T7">Special Attacks</text:span> Disruption (+5 touch, 6 rounds, 11/day)</text:p>
      <text:p text:style-name="P4"><text:span text:style-name="T7">Staff </text:span><text:span text:style-name="T9">staff of dispel magic </text:span>(CL 24, dispel +26, DC 23; 10 charges)</text:p>
      <text:p text:style-name="P26"/>
      <text:p text:style-name="P4"><text:span text:style-name="T7">Arcanist Spells Prepared</text:span> (CL 19th; concentration +28)</text:p>
      <text:p text:style-name="P28"/>
      <text:p text:style-name="P27"><text:span text:style-name="T7">9th (3/day)</text:span>--<text:span text:style-name="T9"> prismatic sphere </text:span>(DC 29)<text:span text:style-name="T9">, time stop</text:span></text:p>
      <text:p text:style-name="P27"><text:span text:style-name="T7">8th (5/day)</text:span>-- <text:span text:style-name="T9">mind blank, sunburst </text:span>(DC 27)<text:span text:style-name="T9">, summon monster VIII</text:span></text:p>
      <text:p text:style-name="P27"><text:span text:style-name="T7">7th (5/day)</text:span>--<text:span text:style-name="T9">prismatic spray </text:span>(DC 26)<text:span text:style-name="T9">, plane shift, spell turning, waves of exhaustion </text:span></text:p>
      <text:p text:style-name="P27"><text:span text:style-name="T7">6th (5/day)</text:span>--<text:span text:style-name="T9">greater dispel magic </text:span>(CL 28, dispel +30, DC 26), <text:span text:style-name="T9">greater heroism, sirocco </text:span>(DC 25)<text:span text:style-name="T9">, summon monster VI</text:span></text:p>
      <text:p text:style-name="P27"><text:span text:style-name="T7">5th (6/day)</text:span>-- <text:span text:style-name="T9">break enchantment, mind fog </text:span>(DC 24)<text:span text:style-name="T9">, overland flight, suffocation </text:span>(DC 24),<text:span text:style-name="T9"> teleport </text:span></text:p>
      <text:p text:style-name="P27"><text:span text:style-name="T7">4th (6/day)</text:span>--<text:span text:style-name="T9"> black tentacles, communal nondetection, dimensional anchor, wall of ice </text:span>(DC 23)<text:span text:style-name="T9">, warp metal </text:span>(DC 23)</text:p>
      <text:p text:style-name="P27"><text:span text:style-name="T7">3rd (6/day)</text:span>-- <text:span text:style-name="T9">haste, heroism, fly, lightning bolt </text:span>(DC 22)<text:span text:style-name="T9">, protection from energy</text:span></text:p>
      <text:p text:style-name="P27"><text:span text:style-name="T7">2nd (10/day)</text:span>-- <text:span text:style-name="T9">acid arrow, communal protection from evil, false life, hideous laughter </text:span>(DC 21)<text:span text:style-name="T9">, scorching ray, levitate </text:span></text:p>
      <text:p text:style-name="P27"><text:span text:style-name="T7">1st (6/day)</text:span>-- <text:span text:style-name="T9">detect thoughts </text:span>(DC 20)<text:span text:style-name="T9">, silent image </text:span>(DC 20)<text:span text:style-name="T9">, shield, thunderstomp</text:span></text:p>
      <text:p text:style-name="P27"><text:span text:style-name="T7">0 (at will)</text:span>--<text:span text:style-name="T9">acid splash, dancing lights, detect magic, mending, message, prestidigitation, open/close, prestidigitation, read magic, resistance</text:span></text:p>
      <text:p text:style-name="P27"><text:soft-page-break/></text:p>
      <text:p text:style-name="P27">Opposition Schools-- divination, illusion</text:p>
      <text:p text:style-name="P27"><text:span text:style-name="T7">Counterspeller School</text:span> <text:span text:style-name="T7">Powers</text:span>-- <text:s/>Resistance, Disruption, Counterspell Mastery</text:p>
      <text:p text:style-name="P27"/>
      <text:p text:style-name="P25"><text:span text:style-name="T7">STATISTICS</text:span></text:p>
      <text:p text:style-name="P4"><text:span text:style-name="T7">Str</text:span> 11, <text:span text:style-name="T7">Dex</text:span> 16, <text:span text:style-name="T7">Con</text:span> 14, <text:span text:style-name="T7">Int</text:span> 29, <text:span text:style-name="T7">Wis</text:span> 7, <text:span text:style-name="T7">Cha</text:span> 14</text:p>
      <text:p text:style-name="P4"><text:span text:style-name="T7">Base Atk</text:span> +9; <text:span text:style-name="T7">CMB</text:span> +9; <text:span text:style-name="T7">CMD</text:span> 22</text:p>
      <text:p text:style-name="P4"><text:span text:style-name="T7">Feats</text:span> Dispel Focus, Dispel Synergy, Destructive Dispel, Heighten Spell, Improved Counterspell, Ordered Mind, Parry Spell, School Focus (abjuration), Spell Specialization (greater dispel magic), Varisian Tattoo</text:p>
      <text:p text:style-name="P4"><text:span text:style-name="T7">Traits </text:span>Gifted Adept (greater dispel magic), Secret of the Impossible Kingdom (greater dispel magic)</text:p>
      <text:p text:style-name="P4"><text:span text:style-name="T7">Skills</text:span><text:a xlink:type="simple" xlink:href="http://www.d20pfsrd.com/skills/acrobatics" text:style-name="ListLabel_20_58" text:visited-style-name="ListLabel_20_58"> </text:a>Knowledge (arcana) +32, Knowledge (the rest) +30, Spellcraft +32, Perception +7, Use Magic Device +14</text:p>
      <text:p text:style-name="P4"><text:span text:style-name="T7">Languages</text:span> Common, 12 other languages</text:p>
      <text:p text:style-name="P4"><text:span text:style-name="T7">SQ</text:span> arcane exploits (counterspell, spell disruption, quick study), arcane reservoir (12/day, 21 max), consume spells, greater exploits (counter drain, greater counterspell, greater spell disruption, siphon spell)</text:p>
      <text:p text:style-name="P4"><text:span text:style-name="T7">Combat</text:span> <text:span text:style-name="T7">Gear </text:span><text:span text:style-name="T9">+3 light crossbow, +2 dancing spear, metamagic rod of extend spell, metamagic rod of dazing spell, staff of dispel magic </text:span>(10 charges), <text:span text:style-name="T9">wand of cure light wounds </text:span>(50 charges), <text:span text:style-name="T9">potion of cure serious wounds </text:span>(3), <text:span text:style-name="T9">scroll of raise dead, scroll of reverse gravity, scroll of sending </text:span>(2), <text:span text:style-name="T9">scroll of control water, </text:span>50 cold iron bolts <text:span text:style-name="T7">Other Gear</text:span> <text:span text:style-name="T9">arachnid goggles, amulet of natural armor +3, belt of physical perfection +2, boots of speed, bracers of armor +4, cracked dusty rose prism ioun stone, cloak of resistance +5, handy haversack, headband of vast intelligence (knowledge [religion]), +6, orange prism ioun stone, otherworldly kimono, ring of protection +3, ring of wizardry II, runestone of power IV, </text:span>masterwork tools (Spellcraft, Knowledge [arcana]), 250 doses myrrh,<text:span text:style-name="T9"> </text:span>8,100 gp</text:p>
      <text:p text:style-name="P25"><text:span text:style-name="T7">SPECIAL ABILITIES</text:span></text:p>
      <text:p text:style-name="P32"><text:bookmark text:name="_mg9b1yy9u6cu"/><text:span text:style-name="T30">Counterspell Mastery (Su)</text:span></text:p>
      <text:p text:style-name="P4">Vane may attempt to counterspell an opponent’s spell four times per day as an immediate action (instead of a readied action). He must use a spell at least one level higher than the spell being countered to use this ability.</text:p>
      <text:p text:style-name="P32"><text:bookmark text:name="_6xg66gil5gsz"/><text:span text:style-name="T30">Greater Counterspell (Su)</text:span></text:p>
      <text:p text:style-name="P4">By expending 1 point from his arcane reservoir, Vane can attempt to counter a spell as it is being cast. He must identify the spell being cast as normal. If he successfully does so, he can attempt to counter the spell as an immediate action and by expending an available arcanist spell slot of the same level or higher than the level of the spell being cast. To counterspell, Vane must attempt a dispel check as if using <text:span text:style-name="T9">dispel magic</text:span>. If the spell being countered is one that he has prepared, he can instead expend an available arcanist spell slot of the same level, and he receives a +5 bonus on the dispel check. Counterspelling in this way does not trigger any feats or other abilities that normally occur when a spellcaster successfully counters a spell.</text:p>
      <text:p text:style-name="P4"/>
      <text:p text:style-name="P4"><text:span text:style-name="T8">Counter Drain (Su)</text:span></text:p>
      <text:p text:style-name="P4">Whenever Vane successfully uses the counterspell exploit, he regains a number of points to his arcane reservoir, which is determined by the level of the spell countered. Spells of 2nd level or lower do not restore any points to his arcane reservoir. Spells of 3rd and higher restore 1 point to his arcane reservoir for every three spell levels (rounded down), to a maximum of 3 points at 9th level.</text:p>
      <text:p text:style-name="P1"><text:soft-page-break/></text:p>
      <text:p text:style-name="P4"><text:span text:style-name="T8">Spell Disruption (Su)</text:span></text:p>
      <text:p text:style-name="P4">Vane can temporarily disrupt a spell by expending 1 point from his arcane reservoir and succeeding at a dispel check against the spell, as <text:span text:style-name="T9">dispel magic</text:span>. This ability suppresses a spell effect for 2 <text:s/>rounds. If the spell affects multiple creatures, this ability only suppresses the spell for one creature. At the end of this duration, the spell resumes and the suppressed rounds do not count against its total duration. This ability can be used on unwilling targets, but Vane must succeed at a melee touch attack, and the target may attempt a Will saving throw to negate the effect. This ability has no effect on spells that are instantaneous or have a duration of permanent.</text:p>
      <text:p text:style-name="P4"/>
      <text:p text:style-name="P4"><text:span text:style-name="T8">Greater Spell Disruption (Su)</text:span></text:p>
      <text:p text:style-name="P1">Vane can disrupt a spell effect or magic item by expending 1 point from his arcane reservoir. This acts like a targeted <text:span text:style-name="T9">dispel magic</text:span> with a range of touch. He can add his Charisma modifier to the dispel check.</text:p>
      <text:p text:style-name="P1"/>
      <text:p text:style-name="P4"><text:span text:style-name="T8">Siphon Spell (Su)</text:span></text:p>
      <text:p text:style-name="P4">When Vane uses the greater spell disruption exploit, he can siphon some of the power of the targeted spell to restore his arcane reservoir. If the caster level of the spell is equal to or higher than that of Vane, and he exceeds the DC of the dispel check by 5 or more, he adds 1 point to his arcane reservoir. If he exceeds this check by 10 or more, he instead adds 2 points to his arcane reservoir. This has no effect on magic items.</text:p>
      <text:p text:style-name="P1"/>
      <text:p text:style-name="P1"/>
      <text:p text:style-name="P30"><text:bookmark text:name="_b8aek1g5390"/>Conclusion</text:p>
      <text:p text:style-name="P1">So there we have it. Now you are fully equipped to building your very own Counter Savant. I hope this guide has inspired you to take up the challenge, and has proven that counterspelling isn’t necessarily doomed to uselessness. If you liked this guide, tell me what you think! Or if you have any questions, feel free to PM me on reddit, /u/eeveerulz55 and I’d be happy to answer them. If you think I made a mistake or left something out, I’d be happy to edit this document. In fact, I’d be surprised if I got through writing all of this without getting <text:span text:style-name="T9">something </text:span>wrong.</text:p>
      <text:p text:style-name="P1"/>
      <text:p text:style-name="P1">I want to give thanks to all my friends, the players in my Hell’s Rebels game from where this build idea started, and especially the entirety of /r/Pathfinder_RPG for being one of the greatest, friendliest rpg communities I know.</text:p>
      <text:p text:style-name="P1"/>
      <text:p text:style-name="P1"/>
      <text:p text:style-name="P1">I always love giving back to the Pathfinder Community. If you want to see some more things I’ve contributed, I’m including links below so you hopefully can get more use out of my work. You guys deserve it.</text:p>
      <text:p text:style-name="P1"/>
      <text:p text:style-name="P1">-platinumCheesecake</text:p>
      <text:p text:style-name="P1"/>
      <text:p text:style-name="P1"><text:soft-page-break/></text:p>
      <text:p text:style-name="P1"><text:a xlink:type="simple" xlink:href="https://docs.google.com/document/d/1COtGF9_Q0laMwL-KFZqTNVzh967ULVfzNcBTWcSarFY/edit" text:style-name="ListLabel_20_55" text:visited-style-name="ListLabel_20_55"><text:span text:style-name="T4">Comprehensive of Blank Pathfinder Statblocks</text:span></text:a></text:p>
      <text:p text:style-name="P1"/>
      <text:p text:style-name="P1"><text:a xlink:type="simple" xlink:href="https://docs.google.com/document/d/1KnngYNPci12iwz6vs1ToHRy4xunY8N_wcxcFOuoIqq8/edit" text:style-name="ListLabel_20_55" text:visited-style-name="ListLabel_20_55"><text:span text:style-name="T4">Statblocks to Sandpoint’s NPCs [for Rise of the Runelords]</text:span></text:a></text:p>
      <text:p text:style-name="P1"/>
      <text:p text:style-name="P1"><text:a xlink:type="simple" xlink:href="https://docs.google.com/document/d/1n2dMFdVu1KdoDDz8FQ1BlLy0RQMUpQASDd1L8cQZhiU/edit?usp=sharing" text:style-name="ListLabel_20_55" text:visited-style-name="ListLabel_20_55"><text:span text:style-name="T4">Alternate Settlement Magic Item Rules</text:span></text:a> (kind of outdated, might revisit)</text:p>
      <text:p text:style-name="P1"/>
      <text:p text:style-name="P1"/>
      <text:p text:style-name="P1">Silly Stuff</text:p>
      <text:p text:style-name="P1"><text:a xlink:type="simple" xlink:href="https://docs.google.com/document/d/1-ZbDCDJeYXjoWlrUDsNodsUIfy-1ekL_5dEEDfDv9SI/edit?usp=sharing" text:style-name="ListLabel_20_55" text:visited-style-name="ListLabel_20_55"><text:span text:style-name="T4">Dread Gazebo Statblock</text:span></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Berkshire Swash" svg:font-family="'Berkshire Swash'"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erkshire Swash1" svg:font-family="'Berkshire Swash'"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keep-together="always" fo:break-before="auto" fo:break-after="auto" fo:keep-with-next="always"/>
      <style:text-properties style:font-name="Berkshire Swash" fo:font-family="'Berkshire Swash'" style:font-family-generic="roman" style:font-pitch="variable" fo:font-size="14pt" style:font-name-asian="Berkshire Swash1" style:font-family-asian="'Berkshire Swash'" style:font-family-generic-asian="system" style:font-pitch-asian="variable" style:font-size-asian="14pt" style:font-name-complex="Berkshire Swash1" style:font-family-complex="'Berkshire Swash'"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56" style:display-name="ListLabel 56" style:family="text">
      <style:text-properties fo:color="#1155cc" fo:font-size="8pt" style:text-underline-style="solid" style:text-underline-width="auto" style:text-underline-color="font-color" style:font-size-asian="8pt" style:font-size-complex="8pt"/>
    </style:style>
    <style:style style:name="ListLabel_20_57" style:display-name="ListLabel 57" style:family="text">
      <style:text-properties fo:font-size="8pt" style:font-size-asian="8pt" style:font-size-complex="8pt"/>
    </style:style>
    <style:style style:name="ListLabel_20_58" style:display-name="ListLabel 58"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break-before="auto" fo:break-after="auto"/>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41" meta:paragraph-count="542" meta:word-count="16614" meta:character-count="96393" meta:non-whitespace-character-count="80225"/>
    <meta:generator>LibreOfficeDev/6.0.5.2$Linux_X86_64 LibreOffice_project/</meta:generator>
  </office:meta>
</office:document-meta>
</file>